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17.622cm" fo:min-width="19.077cm" loext:decorative="false"/>
      <style:paragraph-properties style:writing-mode="lr-tb"/>
    </style:style>
    <style:style style:name="gr2" style:family="graphic" style:parent-style-name="standard">
      <style:graphic-properties draw:textarea-horizontal-align="justify" draw:textarea-vertical-align="middle" draw:auto-grow-height="false" fo:min-height="0.749cm" fo:min-width="0.47cm" style:writing-mode="lr-tb" loext:decorative="false"/>
      <style:paragraph-properties style:writing-mode="lr-tb"/>
    </style:style>
    <style:style style:name="gr3" style:family="graphic" style:parent-style-name="standard">
      <style:graphic-properties draw:stroke="none" draw:fill-color="#ffffff" draw:textarea-horizontal-align="justify" draw:textarea-vertical-align="middle" draw:auto-grow-height="false" fo:min-height="0.279cm" fo:min-width="0.47cm" style:writing-mode="lr-tb" loext:decorative="false"/>
      <style:paragraph-properties style:writing-mode="lr-tb"/>
    </style:style>
    <style:style style:name="gr4" style:family="graphic" style:parent-style-name="standard">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3.317cm" loext:decorative="false"/>
      <style:paragraph-properties style:writing-mode="lr-tb"/>
    </style:style>
    <style:style style:name="gr6" style:family="graphic" style:parent-style-name="standard">
      <style:graphic-properties draw:stroke="none" draw:fill="none" fo:min-height="1.112cm" loext:decorative="false"/>
      <style:paragraph-properties style:writing-mode="lr-tb"/>
    </style:style>
    <style:style style:name="gr7" style:family="graphic" style:parent-style-name="standard">
      <style:graphic-properties draw:textarea-horizontal-align="justify" draw:textarea-vertical-align="middle" draw:auto-grow-height="false" fo:min-height="1.14cm" fo:min-width="0.136cm" style:writing-mode="lr-tb"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2.134cm" fo:min-width="0cm" loext:decorative="false"/>
      <style:paragraph-properties style:writing-mode="lr-tb"/>
    </style:style>
    <style:style style:name="gr9" style:family="graphic" style:parent-style-name="standard">
      <style:graphic-properties draw:fill-color="#ff4000" draw:textarea-horizontal-align="justify" draw:textarea-vertical-align="middle" draw:auto-grow-height="false" fo:min-height="0.862cm" fo:min-width="0cm" loext:decorative="false"/>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0.353cm" loext:decorative="false"/>
      <style:paragraph-properties style:writing-mode="lr-tb"/>
    </style:style>
    <style:style style:name="gr11" style:family="graphic" style:parent-style-name="standard">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2"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13"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14"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15"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16"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17"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18"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19"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20"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21"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22"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3.952cm" loext:decorative="false"/>
      <style:paragraph-properties style:writing-mode="lr-tb"/>
    </style:style>
    <style:style style:name="gr24" style:family="graphic" style:parent-style-name="standard">
      <style:graphic-properties draw:stroke="none" draw:fill="none" fo:min-height="1.667cm" loext:decorative="false"/>
      <style:paragraph-properties style:writing-mode="lr-tb"/>
    </style:style>
    <style:style style:name="gr25" style:family="graphic" style:parent-style-name="standard">
      <style:graphic-properties draw:textarea-horizontal-align="justify" draw:textarea-vertical-align="middle" draw:auto-grow-height="false" fo:min-height="0.965cm" fo:min-width="0.136cm" style:writing-mode="lr-tb"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1.423cm" fo:min-width="7.571cm" loext:decorative="false"/>
      <style:paragraph-properties style:writing-mode="lr-tb"/>
    </style:style>
    <style:style style:name="gr27" style:family="graphic" style:parent-style-name="standard">
      <style:graphic-properties draw:textarea-horizontal-align="justify" draw:textarea-vertical-align="middle" draw:auto-grow-height="false" fo:min-height="3.919cm" fo:min-width="0.453cm" style:writing-mode="lr-tb" loext:decorative="false"/>
      <style:paragraph-properties style:writing-mode="lr-tb"/>
    </style:style>
    <style:style style:name="gr28"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29"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30"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31"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32"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33"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34"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35"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36"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37"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38"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3.778cm" loext:decorative="false"/>
      <style:paragraph-properties style:writing-mode="lr-tb"/>
    </style:style>
    <style:style style:name="gr40" style:family="graphic" style:parent-style-name="standard">
      <style:graphic-properties draw:stroke="none" draw:fill="none" fo:min-height="3.498cm" loext:decorative="false"/>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1.975cm" loext:decorative="false"/>
      <style:paragraph-properties style:writing-mode="lr-tb"/>
    </style:style>
    <style:style style:name="gr42" style:family="graphic" style:parent-style-name="standard">
      <style:graphic-properties draw:textarea-horizontal-align="justify" draw:textarea-vertical-align="middle" draw:auto-grow-height="false" fo:min-height="0.703cm" fo:min-width="0.77cm" style:writing-mode="lr-tb" loext:decorative="false"/>
      <style:paragraph-properties style:writing-mode="lr-tb"/>
    </style:style>
    <style:style style:name="gr43" style:family="graphic" style:parent-style-name="standard">
      <style:graphic-properties draw:textarea-horizontal-align="justify" draw:textarea-vertical-align="middle" draw:auto-grow-height="false" fo:min-height="0.583cm" fo:min-width="0.136cm" style:writing-mode="lr-tb" loext:decorative="false"/>
      <style:paragraph-properties style:writing-mode="lr-tb"/>
    </style:style>
    <style:style style:name="gr44" style:family="graphic" style:parent-style-name="standard">
      <style:graphic-properties draw:textarea-horizontal-align="justify" draw:textarea-vertical-align="middle" draw:auto-grow-height="false" fo:min-height="0.584cm" fo:min-width="0.136cm" style:writing-mode="lr-tb" loext:decorative="false"/>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2.965cm" loext:decorative="false"/>
      <style:paragraph-properties style:writing-mode="lr-tb"/>
    </style:style>
    <style:style style:name="gr46"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47"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48"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49"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50"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51"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52"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53"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54"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55"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56"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57" style:family="graphic" style:parent-style-name="standard">
      <style:graphic-properties draw:stroke="none" draw:fill="none" fo:min-height="3.232cm" loext:decorative="false"/>
      <style:paragraph-properties style:writing-mode="lr-tb"/>
    </style:style>
    <style:style style:name="gr58" style:family="graphic" style:parent-style-name="standard" style:list-style-name="L1">
      <style:graphic-properties draw:fill-color="#ff8000" draw:textarea-horizontal-align="justify" draw:textarea-vertical-align="middle" draw:auto-grow-height="false" fo:min-height="0.749cm" fo:min-width="0.47cm" style:writing-mode="lr-tb" loext:decorative="false"/>
      <style:paragraph-properties style:writing-mode="lr-tb"/>
    </style:style>
    <style:style style:name="gr59" style:family="graphic" style:parent-style-name="standard">
      <style:graphic-properties draw:fill-color="#ff8000" draw:textarea-horizontal-align="justify" draw:textarea-vertical-align="middle" draw:auto-grow-height="false" fo:min-height="0.749cm" fo:min-width="0.47cm" style:writing-mode="lr-tb" loext:decorative="false"/>
      <style:paragraph-properties style:writing-mode="lr-tb"/>
    </style:style>
    <style:style style:name="gr60" style:family="graphic" style:parent-style-name="standard" style:list-style-name="L1">
      <style:graphic-properties draw:fill-color="#ff8000" draw:textarea-horizontal-align="justify" draw:textarea-vertical-align="middle" draw:auto-grow-height="false" fo:min-height="0.749cm" fo:min-width="0.47cm" style:writing-mode="lr-tb" loext:decorative="false"/>
      <style:paragraph-properties style:writing-mode="lr-tb"/>
    </style:style>
    <style:style style:name="gr61" style:family="graphic" style:parent-style-name="standard" style:list-style-name="L1">
      <style:graphic-properties draw:fill-color="#ff8000" draw:textarea-horizontal-align="justify" draw:textarea-vertical-align="middle" draw:auto-grow-height="false" fo:min-height="0.749cm" fo:min-width="0.47cm" style:writing-mode="lr-tb" loext:decorative="false"/>
      <style:paragraph-properties style:writing-mode="lr-tb"/>
    </style:style>
    <style:style style:name="gr62" style:family="graphic" style:parent-style-name="standard" style:list-style-name="L1">
      <style:graphic-properties draw:fill-color="#ff8000" draw:textarea-horizontal-align="justify" draw:textarea-vertical-align="middle" draw:auto-grow-height="false" fo:min-height="0.749cm" fo:min-width="0.47cm" style:writing-mode="lr-tb" loext:decorative="false"/>
      <style:paragraph-properties style:writing-mode="lr-tb"/>
    </style:style>
    <style:style style:name="gr63" style:family="graphic" style:parent-style-name="standard" style:list-style-name="L1">
      <style:graphic-properties draw:fill-color="#ff8000" draw:textarea-horizontal-align="justify" draw:textarea-vertical-align="middle" draw:auto-grow-height="false" fo:min-height="0.749cm" fo:min-width="0.47cm" style:writing-mode="lr-tb" loext:decorative="false"/>
      <style:paragraph-properties style:writing-mode="lr-tb"/>
    </style:style>
    <style:style style:name="gr64"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65"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66"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67"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68"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69"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70"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71"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72"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73"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74"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75" style:family="graphic" style:parent-style-name="standard">
      <style:graphic-properties draw:textarea-horizontal-align="justify" draw:textarea-vertical-align="middle" draw:auto-grow-height="false" fo:min-height="0.306cm" fo:min-width="0.294cm" style:writing-mode="lr-tb" loext:decorative="false"/>
      <style:paragraph-properties style:writing-mode="lr-tb"/>
    </style:style>
    <style:style style:name="gr76" style:family="graphic" style:parent-style-name="standard">
      <style:graphic-properties draw:textarea-horizontal-align="justify" draw:textarea-vertical-align="middle" draw:auto-grow-height="false" fo:min-height="3.085cm" fo:min-width="0.136cm" style:writing-mode="lr-tb" loext:decorative="false"/>
      <style:paragraph-properties style:writing-mode="lr-tb"/>
    </style:style>
    <style:style style:name="gr77" style:family="graphic" style:parent-style-name="standard">
      <style:graphic-properties draw:textarea-horizontal-align="justify" draw:textarea-vertical-align="middle" draw:auto-grow-height="false" fo:min-height="2.529cm" fo:min-width="0.136cm" style:writing-mode="lr-tb" loext:decorative="false"/>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0.712cm" fo:min-width="3.668cm" loext:decorative="false"/>
      <style:paragraph-properties style:writing-mode="lr-tb"/>
    </style:style>
    <style:style style:name="gr79" style:family="graphic" style:parent-style-name="standard">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80"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81"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82"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83"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84"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85"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86"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87"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88"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89"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90"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0.712cm" fo:min-width="3.139cm" loext:decorative="false"/>
      <style:paragraph-properties style:writing-mode="lr-tb"/>
    </style:style>
    <style:style style:name="gr92"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93"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94"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95"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96"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97"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98"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99"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00"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01"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02"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03"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04"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05"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06"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07"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08"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09"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10"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11"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12"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13" style:family="graphic" style:parent-style-name="standard">
      <style:graphic-properties draw:fill-color="#158466" draw:textarea-horizontal-align="justify" draw:textarea-vertical-align="middle" draw:auto-grow-height="false" fo:min-height="0.307cm" fo:min-width="0cm" loext:decorative="false"/>
    </style:style>
    <style:style style:name="gr114" style:family="graphic" style:parent-style-name="standard">
      <style:graphic-properties draw:textarea-horizontal-align="justify" draw:textarea-vertical-align="middle" draw:auto-grow-height="false" fo:min-height="0.307cm" fo:min-width="0cm" loext:decorative="false"/>
    </style:style>
    <style:style style:name="gr115"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16"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17"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18"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19"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20"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21"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22"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23"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24"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25"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26"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27"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28"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29"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30"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31"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32"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33"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34"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35"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36"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37"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38"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39"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40"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41"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42"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43"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44"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45"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46"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47"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48"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49"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50"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51"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52"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53"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54"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55"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56"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57"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58"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59"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60"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61"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62"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63"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64" style:family="graphic" style:parent-style-name="standard" style:list-style-name="L1">
      <style:graphic-properties draw:fill-color="#729fcf" draw:textarea-horizontal-align="justify" draw:textarea-vertical-align="middle" draw:auto-grow-height="false" fo:min-height="0.749cm" fo:min-width="0.47cm" style:writing-mode="lr-tb" loext:decorative="false"/>
      <style:paragraph-properties style:writing-mode="lr-tb"/>
    </style:style>
    <style:style style:name="gr165"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66"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67"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68"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69"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70"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71"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72"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73"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74"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75"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76"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77"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78"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79"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80"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81"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82"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83"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84"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85"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86"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87"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88"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89"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90"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91"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92"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93"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94"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95"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96"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97" style:family="graphic" style:parent-style-name="standard" style:list-style-name="L1">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98"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199"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200"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201"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202"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203"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204"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205"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206"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207"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208"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209" style:family="graphic" style:parent-style-name="standard">
      <style:graphic-properties draw:stroke="none" svg:stroke-color="#000000" draw:fill="none" draw:fill-color="#ffffff" draw:textarea-horizontal-align="left" draw:auto-grow-height="true" draw:auto-grow-width="true" fo:min-height="0.712cm" fo:min-width="2.86cm" loext:decorative="false"/>
      <style:paragraph-properties style:writing-mode="lr-tb"/>
    </style:style>
    <style:style style:name="P1" style:family="paragraph">
      <style:paragraph-properties fo:margin-left="0cm" fo:margin-right="0cm" fo:margin-top="0.051cm" fo:margin-bottom="0cm" fo:text-indent="0cm"/>
    </style:style>
    <style:style style:name="P2" style:family="paragraph">
      <style:paragraph-properties fo:margin-left="0cm" fo:margin-right="0cm" fo:margin-top="0.051cm" fo:margin-bottom="0cm" fo:line-height="100%" fo:text-indent="0cm"/>
    </style:style>
    <style:style style:name="P3" style:family="paragraph">
      <loext:graphic-properties draw:fill="none" draw:fill-color="#ffffff"/>
    </style:style>
    <style:style style:name="P4" style:family="paragraph">
      <style:paragraph-properties fo:text-align="center"/>
      <style:text-properties style:font-name="Liberation Mono" fo:font-size="11pt"/>
    </style:style>
    <style:style style:name="P5" style:family="paragraph">
      <style:paragraph-properties fo:text-align="center" style:writing-mode="lr-tb"/>
      <style:text-properties style:font-name="Liberation Mono" fo:font-size="11pt"/>
    </style:style>
    <style:style style:name="P6" style:family="paragraph">
      <style:paragraph-properties fo:text-align="center"/>
      <style:text-properties style:font-name="Liberation Mono" fo:font-size="10pt"/>
    </style:style>
    <style:style style:name="P7" style:family="paragraph">
      <loext:graphic-properties draw:fill-color="#ffffff"/>
      <style:paragraph-properties fo:text-align="center" style:writing-mode="lr-tb"/>
      <style:text-properties style:font-name="Liberation Mono" fo:font-size="10pt"/>
    </style:style>
    <style:style style:name="P8" style:family="paragraph">
      <loext:graphic-properties draw:fill-color="#ffffff"/>
      <style:paragraph-properties fo:text-align="center" style:writing-mode="lr-tb"/>
      <style:text-properties style:font-name="Liberation Mono" fo:font-size="11pt"/>
    </style:style>
    <style:style style:name="P9" style:family="paragraph">
      <loext:graphic-properties draw:fill="none"/>
    </style:style>
    <style:style style:name="P10" style:family="paragraph">
      <style:paragraph-properties fo:text-align="center"/>
    </style:style>
    <style:style style:name="P11" style:family="paragraph">
      <style:paragraph-properties fo:text-align="center" style:writing-mode="lr-tb"/>
    </style:style>
    <style:style style:name="P12" style:family="paragraph">
      <loext:graphic-properties draw:fill-color="#ff4000"/>
      <style:paragraph-properties fo:text-align="center"/>
    </style:style>
    <style:style style:name="P13" style:family="paragraph">
      <loext:graphic-properties draw:fill-color="#158466"/>
      <style:paragraph-properties fo:text-align="center" style:writing-mode="lr-tb"/>
      <style:text-properties style:font-name="Liberation Mono" fo:font-size="11pt"/>
    </style:style>
    <style:style style:name="P14" style:family="paragraph">
      <style:paragraph-properties fo:text-align="center"/>
      <style:text-properties style:font-name="Liberation Mono" fo:font-size="10pt" style:letter-kerning="true" style:font-name-asian="Noto Sans CJK SC" style:font-size-asian="18pt" style:font-name-complex="Noto Sans Devanagari" style:font-size-complex="18pt"/>
    </style:style>
    <style:style style:name="P15" style:family="paragraph">
      <loext:graphic-properties draw:fill-color="#ffffff"/>
      <style:paragraph-properties fo:text-align="center" style:writing-mode="lr-tb"/>
      <style:text-properties style:font-name="Liberation Mono" fo:font-size="10pt" style:letter-kerning="true" style:font-name-asian="Noto Sans CJK SC" style:font-size-asian="18pt" style:font-name-complex="Noto Sans Devanagari" style:font-size-complex="18pt"/>
    </style:style>
    <style:style style:name="P16" style:family="paragraph">
      <loext:graphic-properties draw:fill="none" draw:fill-color="#ffffff"/>
      <style:text-properties fo:font-size="18pt"/>
    </style:style>
    <style:style style:name="P17" style:family="paragraph">
      <style:paragraph-properties fo:margin-top="0.152cm" fo:margin-bottom="0.102cm"/>
    </style:style>
    <style:style style:name="P18" style:family="paragraph">
      <loext:graphic-properties draw:fill="none"/>
      <style:paragraph-properties fo:margin-top="0.152cm" fo:margin-bottom="0.102cm"/>
      <style:text-properties fo:font-size="10pt" style:font-size-asian="10pt" style:font-size-complex="10pt"/>
    </style:style>
    <style:style style:name="P19" style:family="paragraph">
      <style:paragraph-properties fo:margin-left="0cm" fo:margin-right="0cm" fo:text-align="center" fo:text-indent="0cm"/>
      <style:text-properties style:font-name="Liberation Mono" fo:font-size="11pt" style:letter-kerning="true" style:font-name-asian="Noto Sans CJK SC" style:font-size-asian="18pt" style:font-name-complex="Noto Sans Devanagari" style:font-size-complex="18pt"/>
    </style:style>
    <style:style style:name="P20" style:family="paragraph">
      <loext:graphic-properties draw:fill-color="#ff8000"/>
      <style:paragraph-properties fo:margin-left="0cm" fo:margin-right="0cm" fo:text-align="center" fo:text-indent="0cm" style:writing-mode="lr-tb"/>
      <style:text-properties style:font-name="Liberation Mono" fo:font-size="11pt" style:letter-kerning="true" style:font-name-asian="Noto Sans CJK SC" style:font-size-asian="18pt" style:font-name-complex="Noto Sans Devanagari" style:font-size-complex="18pt"/>
    </style:style>
    <style:style style:name="P21" style:family="paragraph">
      <style:paragraph-properties fo:margin-left="0cm" fo:margin-right="0cm" fo:text-align="center" fo:text-indent="0cm"/>
      <style:text-properties style:font-name="Liberation Mono" fo:font-size="11pt"/>
    </style:style>
    <style:style style:name="P22" style:family="paragraph">
      <loext:graphic-properties draw:fill-color="#ff8000"/>
      <style:paragraph-properties fo:text-align="center" style:writing-mode="lr-tb"/>
      <style:text-properties style:font-name="Liberation Mono" fo:font-size="11pt"/>
    </style:style>
    <style:style style:name="P23" style:family="paragraph">
      <loext:graphic-properties draw:fill-color="#729fcf"/>
      <style:paragraph-properties fo:text-align="center" style:writing-mode="lr-tb"/>
      <style:text-properties style:font-name="Liberation Mono" fo:font-size="11pt"/>
    </style:style>
    <style:style style:name="P24" style:family="paragraph">
      <loext:graphic-properties draw:fill-color="#158466"/>
      <style:paragraph-properties fo:margin-left="0cm" fo:margin-right="0cm" fo:text-align="center" fo:text-indent="0cm" style:writing-mode="lr-tb"/>
      <style:text-properties style:font-name="Liberation Mono" fo:font-size="11pt" style:letter-kerning="true" style:font-name-asian="Noto Sans CJK SC" style:font-size-asian="18pt" style:font-name-complex="Noto Sans Devanagari" style:font-size-complex="18pt"/>
    </style:style>
    <style:style style:name="P25" style:family="paragraph">
      <loext:graphic-properties draw:fill-color="#729fcf"/>
      <style:paragraph-properties fo:margin-left="0cm" fo:margin-right="0cm" fo:text-align="center" fo:text-indent="0cm" style:writing-mode="lr-tb"/>
      <style:text-properties style:font-name="Liberation Mono" fo:font-size="11pt" style:letter-kerning="true" style:font-name-asian="Noto Sans CJK SC" style:font-size-asian="18pt" style:font-name-complex="Noto Sans Devanagari" style:font-size-complex="18pt"/>
    </style:style>
    <style:style style:name="P26" style:family="paragraph">
      <loext:graphic-properties draw:fill-color="#158466"/>
      <style:paragraph-properties fo:text-align="center"/>
    </style:style>
    <style:style style:name="T1" style:family="text">
      <style:text-properties fo:font-weight="bold" style:font-weight-asian="bold" style:font-weight-complex="bold"/>
    </style:style>
    <style:style style:name="T2" style:family="text">
      <style:text-properties fo:font-size="14pt" style:font-size-asian="10pt" style:font-size-complex="10pt"/>
    </style:style>
    <style:style style:name="T3" style:family="text">
      <style:text-properties fo:font-size="6pt" fo:font-weight="bold" style:font-weight-asian="bold" style:font-weight-complex="bold"/>
    </style:style>
    <style:style style:name="T4" style:family="text">
      <style:text-properties fo:font-size="6pt" style:font-size-asian="10pt" style:font-size-complex="10pt"/>
    </style:style>
    <style:style style:name="T5" style:family="text">
      <style:text-properties fo:font-size="14pt" fo:font-weight="bold" style:font-size-asian="10pt" style:font-weight-asian="bold" style:font-size-complex="10pt" style:font-weight-complex="bold"/>
    </style:style>
    <style:style style:name="T6" style:family="text">
      <style:text-properties style:font-name="Liberation Mono" fo:font-size="11pt"/>
    </style:style>
    <style:style style:name="T7" style:family="text">
      <style:text-properties style:font-name="Liberation Mono" fo:font-size="10pt" style:letter-kerning="true" style:font-name-asian="Noto Sans CJK SC" style:font-size-asian="18pt" style:font-name-complex="Noto Sans Devanagari" style:font-size-complex="18pt"/>
    </style:style>
    <style:style style:name="T8" style:family="text">
      <style:text-properties style:font-name="Liberation Mono" fo:font-size="10pt"/>
    </style:style>
    <style:style style:name="T9" style:family="text">
      <style:text-properties fo:font-size="18pt"/>
    </style:style>
    <style:style style:name="T10" style:family="text">
      <style:text-properties fo:font-size="12pt" style:font-size-asian="10pt" style:font-size-complex="10pt"/>
    </style:style>
    <style:style style:name="T11" style:family="text">
      <style:text-properties fo:font-size="10pt" style:font-size-asian="10pt" style:font-size-complex="10pt"/>
    </style:style>
    <style:style style:name="T12" style:family="text">
      <style:text-properties style:font-name="Liberation Mono" fo:font-size="11pt" style:letter-kerning="true" style:font-name-asian="Noto Sans CJK SC" style:font-size-asian="18pt" style:font-name-complex="Noto Sans Devanagari" style:font-size-complex="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3" draw:layer="layout" svg:width="24.974cm" svg:height="17.872cm" svg:x="1.108cm" svg:y="1.473cm">
          <draw:text-box>
            <text:p><text:span text:style-name="T1">Sorting</text:span></text:p>
            <text:p text:style-name="P1"><text:span text:style-name="T2">- Sorting is the process of arranging data in a specific order (ascending or descending) </text:span></text:p>
            <text:p text:style-name="P1"><text:span text:style-name="T2">- Sorting is fundamental for optimizing the efficiency of other algorithms (search)</text:span></text:p>
            <text:p><text:span text:style-name="T3"/></text:p>
            <text:p><text:span text:style-name="T1">Common Sorting Algorithms</text:span></text:p>
            <text:p text:style-name="P2"><text:span text:style-name="T4"/></text:p>
            <text:p text:style-name="P2"><text:span text:style-name="T2">- </text:span><text:span text:style-name="T5">Bubble</text:span></text:p>
            <text:p text:style-name="P2"><text:span text:style-name="T2"><text:s text:c="2"/></text:span><text:span text:style-name="T2">- Repeatedly steps thought the data, comparing adjacent elements, and swap them </text:span></text:p>
            <text:p text:style-name="P2"><text:span text:style-name="T2"><text:s text:c="4"/></text:span><text:span text:style-name="T2">if they are in the wrong order</text:span></text:p>
            <text:p text:style-name="P2"><text:span text:style-name="T4"/></text:p>
            <text:p text:style-name="P2"><text:span text:style-name="T2">- </text:span><text:span text:style-name="T5">Selection</text:span></text:p>
            <text:p text:style-name="P2"><text:span text:style-name="T2"><text:s text:c="2"/></text:span><text:span text:style-name="T2">- Divide the data in two parts: sorted and unsorted</text:span></text:p>
            <text:p text:style-name="P2"><text:span text:style-name="T2"><text:s text:c="2"/></text:span><text:span text:style-name="T2">- Repeatedly selects the smallest (or largest) element from the unsorted part and</text:span></text:p>
            <text:p text:style-name="P2"><text:span text:style-name="T2"><text:s text:c="4"/></text:span><text:span text:style-name="T2">Move to the sorted part</text:span></text:p>
            <text:p text:style-name="P2"><text:span text:style-name="T4"/></text:p>
            <text:p text:style-name="P2"><text:span text:style-name="T2">- </text:span><text:span text:style-name="T5">Insertion</text:span></text:p>
            <text:p text:style-name="P2"><text:span text:style-name="T2"><text:s text:c="2"/></text:span><text:span text:style-name="T2">- Repeatedly find the correct position for new elements, moving the existing elements</text:span></text:p>
            <text:p text:style-name="P2"><text:span text:style-name="T2"><text:s text:c="4"/></text:span><text:span text:style-name="T2">To open space for new elements</text:span></text:p>
            <text:p text:style-name="P2"><text:span text:style-name="T4"/></text:p>
            <text:p text:style-name="P2"><text:span text:style-name="T2">- </text:span><text:span text:style-name="T5">Quick</text:span><text:span text:style-name="T2"> (Divide and conquer</text:span></text:p>
            <text:p text:style-name="P2"><text:span text:style-name="T2"><text:s text:c="2"/></text:span><text:span text:style-name="T2">- Picks a pivot element, partitions the data around the pivot, and recursively sort the</text:span></text:p>
            <text:p text:style-name="P2"><text:span text:style-name="T2"><text:s text:c="4"/></text:span><text:span text:style-name="T2">partitions</text:span></text:p>
            <text:p text:style-name="P2"><text:span text:style-name="T4"/></text:p>
            <text:p text:style-name="P2"><text:span text:style-name="T2">- </text:span><text:span text:style-name="T5">Merge</text:span><text:span text:style-name="T2"> (divide and conquer)</text:span></text:p>
            <text:p text:style-name="P2"><text:span text:style-name="T2"><text:s text:c="2"/></text:span><text:span text:style-name="T2">- Recursively, divides the data in two halves, sort each half and then merge the</text:span></text:p>
            <text:p text:style-name="P2"><text:span text:style-name="T2"><text:s text:c="4"/></text:span><text:span text:style-name="T2">sorted halves</text:span></text:p>
            <text:p text:style-name="P2"><text:span text:style-name="T4"/></text:p>
            <text:p text:style-name="P2"><text:span text:style-name="T2">- </text:span><text:span text:style-name="T5">Heap</text:span></text:p>
            <text:p text:style-name="P2"><text:span text:style-name="T2"><text:s text:c="2"/></text:span><text:span text:style-name="T2">- Utilizes a binary heap data structure</text:span></text:p>
            <text:p text:style-name="P2"><text:span text:style-name="T2"><text:s text:c="2"/></text:span><text:span text:style-name="T2">- Builds a max heap from the input data and then repeatedly extracts the max</text:span></text:p>
            <text:p text:style-name="P2"><text:span text:style-name="T2"><text:s text:c="4"/></text:span><text:span text:style-name="T2">Element from the heap and add to the end of the data.</text:span></text:p>
            <text:p text:style-name="P2"><text:span text:style-name="T4"/></text:p>
            <text:p text:style-name="P2"><text:span text:style-name="T5">- Is possible to sort in O(N)?</text:span></text:p>
          </draw:text-box>
        </draw:frame>
      </draw:page>
      <draw:page draw:name="page2" draw:style-name="dp1" draw:master-page-name="Default">
        <draw:custom-shape draw:style-name="gr2" draw:text-style-name="P5" draw:layer="layout" svg:width="0.97cm" svg:height="0.999cm" svg:x="25.465cm" svg:y="6.032cm">
          <text:p text:style-name="P4"><text:span text:style-name="T6">9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4.495cm" svg:y="6.032cm">
          <text:p text:style-name="P4"><text:span text:style-name="T6">9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3.542cm" svg:y="6.032cm">
          <text:p text:style-name="P4"><text:span text:style-name="T6">9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2.572cm" svg:y="6.032cm">
          <text:p text:style-name="P4"><text:span text:style-name="T6">81</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1.637cm" svg:y="6.032cm">
          <text:p text:style-name="P4"><text:span text:style-name="T6">6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0.667cm" svg:y="6.032cm">
          <text:p text:style-name="P4"><text:span text:style-name="T6">61</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9.714cm" svg:y="6.032cm">
          <text:p text:style-name="P4"><text:span text:style-name="T6">5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8.755cm" svg:y="6.032cm">
          <text:p text:style-name="P4"><text:span text:style-name="T6">5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7.827cm" svg:y="6.032cm">
          <text:p text:style-name="P4"><text:span text:style-name="T6">4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6.868cm" svg:y="6.032cm">
          <text:p text:style-name="P4"><text:span text:style-name="T6">44</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5.904cm" svg:y="6.032cm">
          <text:p text:style-name="P4"><text:span text:style-name="T6">37</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4.945cm" svg:y="6.032cm">
          <text:p text:style-name="P4"><text:span text:style-name="T6">3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4.017cm" svg:y="6.032cm">
          <text:p text:style-name="P4"><text:span text:style-name="T6">33</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3.058cm" svg:y="6.032cm">
          <text:p text:style-name="P4"><text:span text:style-name="T6">1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2.094cm" svg:y="6.032cm">
          <text:p text:style-name="P4"><text:span text:style-name="T6">16</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1.135cm" svg:y="6.032cm">
          <text:p text:style-name="P4"><text:span text:style-name="T6">1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0.189cm" svg:y="6.032cm">
          <text:p text:style-name="P4"><text:span text:style-name="T6">1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9.219cm" svg:y="6.032cm">
          <text:p text:style-name="P4"><text:span text:style-name="T6">1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8.266cm" svg:y="6.032cm">
          <text:p text:style-name="P4"><text:span text:style-name="T6">10</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7.296cm" svg:y="6.032cm">
          <text:p text:style-name="P4"><text:span text:style-name="T6">7</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6.379cm" svg:y="6.032cm">
          <text:p text:style-name="P4"><text:span text:style-name="T6">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5.409cm" svg:y="6.032cm">
          <text:p text:style-name="P4"><text:span text:style-name="T6">3</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4.456cm" svg:y="6.032cm">
          <text:p text:style-name="P4"><text:span text:style-name="T6">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3.486cm" svg:y="6.032cm">
          <text:p text:style-name="P4"><text:span text:style-name="T6">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523cm" svg:y="6.032cm">
          <text:p text:style-name="P4"><text:span text:style-name="T6">1</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564cm" svg:y="6.032cm">
          <text:p text:style-name="P4"><text:span text:style-name="T6">0</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cm" svg:x="25.475cm" svg:y="5.432cm">
          <text:p text:style-name="P6"><text:span text:style-name="T7">25</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4.506cm" svg:y="5.432cm">
          <text:p text:style-name="P4"><text:span text:style-name="T8">24</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cm" svg:x="23.542cm" svg:y="5.432cm">
          <text:p text:style-name="P6"><text:span text:style-name="T7">23</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2.572cm" svg:y="5.432cm">
          <text:p text:style-name="P4"><text:span text:style-name="T8">22</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1.637cm" svg:y="5.432cm">
          <text:p text:style-name="P4"><text:span text:style-name="T8">21</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cm" svg:x="20.678cm" svg:y="5.432cm">
          <text:p text:style-name="P6"><text:span text:style-name="T7">20</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9.714cm" svg:y="5.432cm">
          <text:p text:style-name="P4"><text:span text:style-name="T8">19</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cm" svg:x="18.755cm" svg:y="5.432cm">
          <text:p text:style-name="P6"><text:span text:style-name="T7">18</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7.827cm" svg:y="5.432cm">
          <text:p text:style-name="P4"><text:span text:style-name="T8">17</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cm" svg:x="16.868cm" svg:y="5.432cm">
          <text:p text:style-name="P6"><text:span text:style-name="T7">16</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5.904cm" svg:y="5.432cm">
          <text:p text:style-name="P4"><text:span text:style-name="T8">15</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4.945cm" svg:y="5.432cm">
          <text:p text:style-name="P4"><text:span text:style-name="T8">14</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cm" svg:x="14.017cm" svg:y="5.432cm">
          <text:p text:style-name="P6"><text:span text:style-name="T7">13</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cm" svg:x="13.058cm" svg:y="5.432cm">
          <text:p text:style-name="P6"><text:span text:style-name="T7">12</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2.094cm" svg:y="5.432cm">
          <text:p text:style-name="P4"><text:span text:style-name="T8">11</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1.135cm" svg:y="5.432cm">
          <text:p text:style-name="P4"><text:span text:style-name="T8">10</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cm" svg:x="10.189cm" svg:y="5.432cm">
          <text:p text:style-name="P6"><text:span text:style-name="T7">9</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9.219cm" svg:y="5.432cm">
          <text:p text:style-name="P4"><text:span text:style-name="T8">8</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8.266cm" svg:y="5.432cm">
          <text:p text:style-name="P4"><text:span text:style-name="T8">7</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cm" svg:x="7.296cm" svg:y="5.432cm">
          <text:p text:style-name="P6"><text:span text:style-name="T7">6</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6.379cm" svg:y="5.432cm">
          <text:p text:style-name="P4"><text:span text:style-name="T8">5</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cm" svg:x="5.409cm" svg:y="5.432cm">
          <text:p text:style-name="P6"><text:span text:style-name="T7">4</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4.456cm" svg:y="5.432cm">
          <text:p text:style-name="P4"><text:span text:style-name="T8">3</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3.486cm" svg:y="5.432cm">
          <text:p text:style-name="P4"><text:span text:style-name="T8">2</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cm" svg:x="2.523cm" svg:y="5.432cm">
          <text:p text:style-name="P6"><text:span text:style-name="T7">1</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9cm" svg:x="1.556cm" svg:y="5.423cm">
          <text:p text:style-name="P6"><text:span text:style-name="T8">0</text:span></text:p>
          <draw:enhanced-geometry svg:viewBox="0 0 21600 21600" draw:mirror-horizontal="false" draw:mirror-vertical="false" draw:type="rectangle" draw:enhanced-path="M 0 0 L 21600 0 21600 21600 0 21600 0 0 Z N"/>
        </draw:custom-shape>
        <draw:frame draw:style-name="gr5" draw:text-style-name="P3" draw:layer="layout" svg:width="3.817cm" svg:height="0.962cm" svg:x="1.061cm" svg:y="1cm">
          <draw:text-box>
            <text:p>Bubble Sort</text:p>
          </draw:text-box>
        </draw:frame>
        <draw:frame draw:style-name="gr6" draw:text-style-name="P9" draw:layer="layout" svg:width="25.4cm" svg:height="1.362cm" svg:x="1.317cm" svg:y="2.27cm">
          <draw:text-box>
            <text:p><text:span text:style-name="T2">- Repeatedly steps thought the data, comparing adjacent elements, and swap them if they are in the wrong order</text:span></text:p>
          </draw:text-box>
        </draw:frame>
        <draw:custom-shape draw:style-name="gr7" draw:text-style-name="P11" draw:layer="layout" svg:width="1.27cm" svg:height="1.587cm" svg:x="1.317cm" svg:y="7.033cm">
          <text:p text:style-name="P10">i</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3" draw:layer="layout" svg:width="11.403cm" svg:height="2.384cm" svg:x="1.662cm" svg:y="11.795cm">
          <draw:text-box>
            <text:p><text:s text:c="2"/>if array[i] &gt; array[i+1]</text:p>
            <text:p><text:s text:c="4"/>swap(i, i+1)</text:p>
            <text:p><text:s text:c="2"/>i++</text:p>
          </draw:text-box>
        </draw:frame>
        <draw:custom-shape draw:style-name="gr9" draw:text-style-name="P12" draw:layer="layout" svg:width="0.953cm" svg:height="1.27cm" svg:x="24.495cm" svg:y="3.85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3" draw:layer="layout" svg:width="0.853cm" svg:height="0.962cm" svg:x="3.857cm" svg:y="7.8cm">
          <draw:text-box>
            <text:p>0</text:p>
          </draw:text-box>
        </draw:frame>
      </draw:page>
      <draw:page draw:name="page3" draw:style-name="dp1" draw:master-page-name="Default">
        <draw:custom-shape draw:style-name="gr11" draw:text-style-name="P13" draw:layer="layout" svg:width="0.97cm" svg:height="0.999cm" svg:x="25.465cm" svg:y="6.732cm">
          <text:p text:style-name="P4"><text:span text:style-name="T6">99</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24.495cm" svg:y="6.732cm">
          <text:p text:style-name="P4"><text:span text:style-name="T6">99</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23.542cm" svg:y="6.732cm">
          <text:p text:style-name="P4"><text:span text:style-name="T6">91</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22.572cm" svg:y="6.732cm">
          <text:p text:style-name="P4"><text:span text:style-name="T6">81</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21.637cm" svg:y="6.732cm">
          <text:p text:style-name="P4"><text:span text:style-name="T6">65</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20.667cm" svg:y="6.732cm">
          <text:p text:style-name="P4"><text:span text:style-name="T6">61</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9.714cm" svg:y="6.732cm">
          <text:p text:style-name="P4"><text:span text:style-name="T6">59</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8.755cm" svg:y="6.732cm">
          <text:p text:style-name="P4"><text:span text:style-name="T6">52</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7.827cm" svg:y="6.732cm">
          <text:p text:style-name="P4"><text:span text:style-name="T6">49</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6.868cm" svg:y="6.732cm">
          <text:p text:style-name="P4"><text:span text:style-name="T6">44</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5.904cm" svg:y="6.732cm">
          <text:p text:style-name="P4"><text:span text:style-name="T6">37</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4.945cm" svg:y="6.732cm">
          <text:p text:style-name="P4"><text:span text:style-name="T6">35</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4.017cm" svg:y="6.732cm">
          <text:p text:style-name="P4"><text:span text:style-name="T6">33</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3.058cm" svg:y="6.732cm">
          <text:p text:style-name="P4"><text:span text:style-name="T6">19</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2.094cm" svg:y="6.732cm">
          <text:p text:style-name="P4"><text:span text:style-name="T6">16</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1.135cm" svg:y="6.732cm">
          <text:p text:style-name="P4"><text:span text:style-name="T6">15</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0.189cm" svg:y="6.732cm">
          <text:p text:style-name="P4"><text:span text:style-name="T6">12</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9.219cm" svg:y="6.732cm">
          <text:p text:style-name="P4"><text:span text:style-name="T6">12</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8.266cm" svg:y="6.732cm">
          <text:p text:style-name="P4"><text:span text:style-name="T6">10</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7.296cm" svg:y="6.732cm">
          <text:p text:style-name="P4"><text:span text:style-name="T6">7</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6.379cm" svg:y="6.732cm">
          <text:p text:style-name="P4"><text:span text:style-name="T6">7</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5.409cm" svg:y="6.732cm">
          <text:p text:style-name="P4"><text:span text:style-name="T6">3</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4.456cm" svg:y="6.732cm">
          <text:p text:style-name="P4"><text:span text:style-name="T6">2</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3.486cm" svg:y="6.732cm">
          <text:p text:style-name="P4"><text:span text:style-name="T6">2</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2.523cm" svg:y="6.732cm">
          <text:p text:style-name="P4"><text:span text:style-name="T6">1</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564cm" svg:y="6.732cm">
          <text:p text:style-name="P4"><text:span text:style-name="T6">0</text:span></text:p>
          <draw:enhanced-geometry svg:viewBox="0 0 21600 21600" draw:mirror-horizontal="false" draw:mirror-vertical="false" draw:type="rectangle" draw:enhanced-path="M 0 0 L 21600 0 21600 21600 0 21600 0 0 Z N"/>
        </draw:custom-shape>
        <draw:custom-shape draw:style-name="gr12" draw:text-style-name="P15" draw:layer="layout" svg:width="0.97cm" svg:height="0.52cm" svg:x="25.475cm" svg:y="6.132cm">
          <text:p text:style-name="P14"><text:span text:style-name="T7">25</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4.506cm" svg:y="6.132cm">
          <text:p text:style-name="P4"><text:span text:style-name="T8">24</text:span></text:p>
          <draw:enhanced-geometry svg:viewBox="0 0 21600 21600" draw:mirror-horizontal="false" draw:mirror-vertical="false" draw:type="rectangle" draw:enhanced-path="M 0 0 L 21600 0 21600 21600 0 21600 0 0 Z N"/>
        </draw:custom-shape>
        <draw:custom-shape draw:style-name="gr13" draw:text-style-name="P15" draw:layer="layout" svg:width="0.97cm" svg:height="0.52cm" svg:x="23.542cm" svg:y="6.132cm">
          <text:p text:style-name="P14"><text:span text:style-name="T7">23</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2.572cm" svg:y="6.132cm">
          <text:p text:style-name="P4"><text:span text:style-name="T8">22</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1.637cm" svg:y="6.132cm">
          <text:p text:style-name="P4"><text:span text:style-name="T8">21</text:span></text:p>
          <draw:enhanced-geometry svg:viewBox="0 0 21600 21600" draw:mirror-horizontal="false" draw:mirror-vertical="false" draw:type="rectangle" draw:enhanced-path="M 0 0 L 21600 0 21600 21600 0 21600 0 0 Z N"/>
        </draw:custom-shape>
        <draw:custom-shape draw:style-name="gr14" draw:text-style-name="P15" draw:layer="layout" svg:width="0.97cm" svg:height="0.52cm" svg:x="20.678cm" svg:y="6.132cm">
          <text:p text:style-name="P14"><text:span text:style-name="T7">20</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9.714cm" svg:y="6.132cm">
          <text:p text:style-name="P4"><text:span text:style-name="T8">19</text:span></text:p>
          <draw:enhanced-geometry svg:viewBox="0 0 21600 21600" draw:mirror-horizontal="false" draw:mirror-vertical="false" draw:type="rectangle" draw:enhanced-path="M 0 0 L 21600 0 21600 21600 0 21600 0 0 Z N"/>
        </draw:custom-shape>
        <draw:custom-shape draw:style-name="gr15" draw:text-style-name="P15" draw:layer="layout" svg:width="0.97cm" svg:height="0.52cm" svg:x="18.755cm" svg:y="6.132cm">
          <text:p text:style-name="P14"><text:span text:style-name="T7">18</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7.827cm" svg:y="6.132cm">
          <text:p text:style-name="P4"><text:span text:style-name="T8">17</text:span></text:p>
          <draw:enhanced-geometry svg:viewBox="0 0 21600 21600" draw:mirror-horizontal="false" draw:mirror-vertical="false" draw:type="rectangle" draw:enhanced-path="M 0 0 L 21600 0 21600 21600 0 21600 0 0 Z N"/>
        </draw:custom-shape>
        <draw:custom-shape draw:style-name="gr16" draw:text-style-name="P15" draw:layer="layout" svg:width="0.97cm" svg:height="0.52cm" svg:x="16.868cm" svg:y="6.132cm">
          <text:p text:style-name="P14"><text:span text:style-name="T7">16</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5.904cm" svg:y="6.132cm">
          <text:p text:style-name="P4"><text:span text:style-name="T8">15</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4.945cm" svg:y="6.132cm">
          <text:p text:style-name="P4"><text:span text:style-name="T8">14</text:span></text:p>
          <draw:enhanced-geometry svg:viewBox="0 0 21600 21600" draw:mirror-horizontal="false" draw:mirror-vertical="false" draw:type="rectangle" draw:enhanced-path="M 0 0 L 21600 0 21600 21600 0 21600 0 0 Z N"/>
        </draw:custom-shape>
        <draw:custom-shape draw:style-name="gr17" draw:text-style-name="P15" draw:layer="layout" svg:width="0.97cm" svg:height="0.52cm" svg:x="14.017cm" svg:y="6.132cm">
          <text:p text:style-name="P14"><text:span text:style-name="T7">13</text:span></text:p>
          <draw:enhanced-geometry svg:viewBox="0 0 21600 21600" draw:mirror-horizontal="false" draw:mirror-vertical="false" draw:type="rectangle" draw:enhanced-path="M 0 0 L 21600 0 21600 21600 0 21600 0 0 Z N"/>
        </draw:custom-shape>
        <draw:custom-shape draw:style-name="gr18" draw:text-style-name="P15" draw:layer="layout" svg:width="0.97cm" svg:height="0.52cm" svg:x="13.058cm" svg:y="6.132cm">
          <text:p text:style-name="P14"><text:span text:style-name="T7">12</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2.094cm" svg:y="6.132cm">
          <text:p text:style-name="P4"><text:span text:style-name="T8">11</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1.135cm" svg:y="6.132cm">
          <text:p text:style-name="P4"><text:span text:style-name="T8">10</text:span></text:p>
          <draw:enhanced-geometry svg:viewBox="0 0 21600 21600" draw:mirror-horizontal="false" draw:mirror-vertical="false" draw:type="rectangle" draw:enhanced-path="M 0 0 L 21600 0 21600 21600 0 21600 0 0 Z N"/>
        </draw:custom-shape>
        <draw:custom-shape draw:style-name="gr19" draw:text-style-name="P15" draw:layer="layout" svg:width="0.97cm" svg:height="0.52cm" svg:x="10.189cm" svg:y="6.132cm">
          <text:p text:style-name="P14"><text:span text:style-name="T7">9</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9.219cm" svg:y="6.132cm">
          <text:p text:style-name="P4"><text:span text:style-name="T8">8</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8.266cm" svg:y="6.132cm">
          <text:p text:style-name="P4"><text:span text:style-name="T8">7</text:span></text:p>
          <draw:enhanced-geometry svg:viewBox="0 0 21600 21600" draw:mirror-horizontal="false" draw:mirror-vertical="false" draw:type="rectangle" draw:enhanced-path="M 0 0 L 21600 0 21600 21600 0 21600 0 0 Z N"/>
        </draw:custom-shape>
        <draw:custom-shape draw:style-name="gr20" draw:text-style-name="P15" draw:layer="layout" svg:width="0.97cm" svg:height="0.52cm" svg:x="7.296cm" svg:y="6.132cm">
          <text:p text:style-name="P14"><text:span text:style-name="T7">6</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6.379cm" svg:y="6.132cm">
          <text:p text:style-name="P4"><text:span text:style-name="T8">5</text:span></text:p>
          <draw:enhanced-geometry svg:viewBox="0 0 21600 21600" draw:mirror-horizontal="false" draw:mirror-vertical="false" draw:type="rectangle" draw:enhanced-path="M 0 0 L 21600 0 21600 21600 0 21600 0 0 Z N"/>
        </draw:custom-shape>
        <draw:custom-shape draw:style-name="gr21" draw:text-style-name="P15" draw:layer="layout" svg:width="0.97cm" svg:height="0.52cm" svg:x="5.409cm" svg:y="6.132cm">
          <text:p text:style-name="P14"><text:span text:style-name="T7">4</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4.456cm" svg:y="6.132cm">
          <text:p text:style-name="P4"><text:span text:style-name="T8">3</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3.486cm" svg:y="6.132cm">
          <text:p text:style-name="P4"><text:span text:style-name="T8">2</text:span></text:p>
          <draw:enhanced-geometry svg:viewBox="0 0 21600 21600" draw:mirror-horizontal="false" draw:mirror-vertical="false" draw:type="rectangle" draw:enhanced-path="M 0 0 L 21600 0 21600 21600 0 21600 0 0 Z N"/>
        </draw:custom-shape>
        <draw:custom-shape draw:style-name="gr22" draw:text-style-name="P15" draw:layer="layout" svg:width="0.97cm" svg:height="0.52cm" svg:x="2.523cm" svg:y="6.132cm">
          <text:p text:style-name="P14"><text:span text:style-name="T7">1</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9cm" svg:x="1.556cm" svg:y="6.123cm">
          <text:p text:style-name="P6"><text:span text:style-name="T8">0</text:span></text:p>
          <draw:enhanced-geometry svg:viewBox="0 0 21600 21600" draw:mirror-horizontal="false" draw:mirror-vertical="false" draw:type="rectangle" draw:enhanced-path="M 0 0 L 21600 0 21600 21600 0 21600 0 0 Z N"/>
        </draw:custom-shape>
        <draw:frame draw:style-name="gr23" draw:text-style-name="P3" draw:layer="layout" svg:width="4.452cm" svg:height="0.962cm" svg:x="1.061cm" svg:y="1cm">
          <draw:text-box>
            <text:p>Selection Sort</text:p>
          </draw:text-box>
        </draw:frame>
        <draw:frame draw:style-name="gr24" draw:text-style-name="P9" draw:layer="layout" svg:width="25.717cm" svg:height="1.917cm" svg:x="1cm" svg:y="1.94cm">
          <draw:text-box>
            <text:p><text:span text:style-name="T2">- Divide the data in two parts: sorted and unsorted</text:span></text:p>
            <text:p><text:span text:style-name="T2">- Repeatedly selects the smallest (or largest) element from the unsorted part and move to the sorted part</text:span></text:p>
          </draw:text-box>
        </draw:frame>
        <draw:custom-shape draw:style-name="gr7" draw:text-style-name="P11" draw:layer="layout" svg:width="1.27cm" svg:height="1.588cm" svg:x="1.317cm" svg:y="4.809cm">
          <text:p text:style-name="P10">i</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1" draw:layer="layout" svg:width="1.27cm" svg:height="1.387cm" svg:x="2.287cm" svg:y="7.985cm">
          <text:p text:style-name="P10">j</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6" draw:text-style-name="P3" draw:layer="layout" svg:width="8.071cm" svg:height="1.673cm" svg:x="11.45cm" svg:y="11.257cm">
          <draw:text-box>
            <text:p>If array[j] &lt; array[minIndex]</text:p>
            <text:p><text:s text:c="2"/>minIndex = j</text:p>
          </draw:text-box>
        </draw:frame>
        <draw:custom-shape draw:style-name="gr27" draw:text-style-name="P11" draw:layer="layout" svg:width="1.905cm" svg:height="4.763cm" svg:x="1.017cm" svg:y="8.102cm">
          <text:p text:style-name="P10">mi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page4" draw:style-name="dp1" draw:master-page-name="Default">
        <draw:custom-shape draw:style-name="gr2" draw:text-style-name="P5" draw:layer="layout" svg:width="0.97cm" svg:height="0.999cm" svg:x="25.465cm" svg:y="7.332cm">
          <text:p text:style-name="P4"><text:span text:style-name="T6">9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4.495cm" svg:y="7.332cm">
          <text:p text:style-name="P4"><text:span text:style-name="T6">9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3.542cm" svg:y="7.332cm">
          <text:p text:style-name="P4"><text:span text:style-name="T6">91</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2.572cm" svg:y="7.332cm">
          <text:p text:style-name="P4"><text:span text:style-name="T6">81</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1.637cm" svg:y="7.332cm">
          <text:p text:style-name="P4"><text:span text:style-name="T6">6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0.667cm" svg:y="7.332cm">
          <text:p text:style-name="P4"><text:span text:style-name="T6">61</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9.714cm" svg:y="7.332cm">
          <text:p text:style-name="P4"><text:span text:style-name="T6">5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8.755cm" svg:y="7.332cm">
          <text:p text:style-name="P4"><text:span text:style-name="T6">5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7.827cm" svg:y="7.332cm">
          <text:p text:style-name="P4"><text:span text:style-name="T6">4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6.868cm" svg:y="7.332cm">
          <text:p text:style-name="P4"><text:span text:style-name="T6">44</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5.904cm" svg:y="7.332cm">
          <text:p text:style-name="P4"><text:span text:style-name="T6">37</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4.945cm" svg:y="7.332cm">
          <text:p text:style-name="P4"><text:span text:style-name="T6">3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4.017cm" svg:y="7.332cm">
          <text:p text:style-name="P4"><text:span text:style-name="T6">33</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3.058cm" svg:y="7.332cm">
          <text:p text:style-name="P4"><text:span text:style-name="T6">1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2.094cm" svg:y="7.332cm">
          <text:p text:style-name="P4"><text:span text:style-name="T6">16</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1.135cm" svg:y="7.332cm">
          <text:p text:style-name="P4"><text:span text:style-name="T6">1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0.189cm" svg:y="7.332cm">
          <text:p text:style-name="P4"><text:span text:style-name="T6">1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9.219cm" svg:y="7.332cm">
          <text:p text:style-name="P4"><text:span text:style-name="T6">1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8.266cm" svg:y="7.332cm">
          <text:p text:style-name="P4"><text:span text:style-name="T6">10</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7.296cm" svg:y="7.332cm">
          <text:p text:style-name="P4"><text:span text:style-name="T6">7</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6.379cm" svg:y="7.332cm">
          <text:p text:style-name="P4"><text:span text:style-name="T6">7</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5.409cm" svg:y="7.332cm">
          <text:p text:style-name="P4"><text:span text:style-name="T6">3</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4.456cm" svg:y="7.332cm">
          <text:p text:style-name="P4"><text:span text:style-name="T6">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3.486cm" svg:y="7.332cm">
          <text:p text:style-name="P4"><text:span text:style-name="T6">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523cm" svg:y="7.332cm">
          <text:p text:style-name="P4"><text:span text:style-name="T6">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564cm" svg:y="7.332cm">
          <text:p text:style-name="P4"><text:span text:style-name="T6">1</text:span></text:p>
          <draw:enhanced-geometry svg:viewBox="0 0 21600 21600" draw:mirror-horizontal="false" draw:mirror-vertical="false" draw:type="rectangle" draw:enhanced-path="M 0 0 L 21600 0 21600 21600 0 21600 0 0 Z N"/>
        </draw:custom-shape>
        <draw:custom-shape draw:style-name="gr28" draw:text-style-name="P15" draw:layer="layout" svg:width="0.97cm" svg:height="0.52cm" svg:x="25.475cm" svg:y="6.732cm">
          <text:p text:style-name="P14"><text:span text:style-name="T7">25</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4.506cm" svg:y="6.732cm">
          <text:p text:style-name="P4"><text:span text:style-name="T8">24</text:span></text:p>
          <draw:enhanced-geometry svg:viewBox="0 0 21600 21600" draw:mirror-horizontal="false" draw:mirror-vertical="false" draw:type="rectangle" draw:enhanced-path="M 0 0 L 21600 0 21600 21600 0 21600 0 0 Z N"/>
        </draw:custom-shape>
        <draw:custom-shape draw:style-name="gr29" draw:text-style-name="P15" draw:layer="layout" svg:width="0.97cm" svg:height="0.52cm" svg:x="23.542cm" svg:y="6.732cm">
          <text:p text:style-name="P14"><text:span text:style-name="T7">23</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2.572cm" svg:y="6.732cm">
          <text:p text:style-name="P4"><text:span text:style-name="T8">22</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1.637cm" svg:y="6.732cm">
          <text:p text:style-name="P4"><text:span text:style-name="T8">21</text:span></text:p>
          <draw:enhanced-geometry svg:viewBox="0 0 21600 21600" draw:mirror-horizontal="false" draw:mirror-vertical="false" draw:type="rectangle" draw:enhanced-path="M 0 0 L 21600 0 21600 21600 0 21600 0 0 Z N"/>
        </draw:custom-shape>
        <draw:custom-shape draw:style-name="gr30" draw:text-style-name="P15" draw:layer="layout" svg:width="0.97cm" svg:height="0.52cm" svg:x="20.678cm" svg:y="6.732cm">
          <text:p text:style-name="P14"><text:span text:style-name="T7">20</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9.714cm" svg:y="6.732cm">
          <text:p text:style-name="P4"><text:span text:style-name="T8">19</text:span></text:p>
          <draw:enhanced-geometry svg:viewBox="0 0 21600 21600" draw:mirror-horizontal="false" draw:mirror-vertical="false" draw:type="rectangle" draw:enhanced-path="M 0 0 L 21600 0 21600 21600 0 21600 0 0 Z N"/>
        </draw:custom-shape>
        <draw:custom-shape draw:style-name="gr31" draw:text-style-name="P15" draw:layer="layout" svg:width="0.97cm" svg:height="0.52cm" svg:x="18.755cm" svg:y="6.732cm">
          <text:p text:style-name="P14"><text:span text:style-name="T7">18</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7.827cm" svg:y="6.732cm">
          <text:p text:style-name="P4"><text:span text:style-name="T8">17</text:span></text:p>
          <draw:enhanced-geometry svg:viewBox="0 0 21600 21600" draw:mirror-horizontal="false" draw:mirror-vertical="false" draw:type="rectangle" draw:enhanced-path="M 0 0 L 21600 0 21600 21600 0 21600 0 0 Z N"/>
        </draw:custom-shape>
        <draw:custom-shape draw:style-name="gr32" draw:text-style-name="P15" draw:layer="layout" svg:width="0.97cm" svg:height="0.52cm" svg:x="16.868cm" svg:y="6.732cm">
          <text:p text:style-name="P14"><text:span text:style-name="T7">16</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5.904cm" svg:y="6.732cm">
          <text:p text:style-name="P4"><text:span text:style-name="T8">15</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4.945cm" svg:y="6.732cm">
          <text:p text:style-name="P4"><text:span text:style-name="T8">14</text:span></text:p>
          <draw:enhanced-geometry svg:viewBox="0 0 21600 21600" draw:mirror-horizontal="false" draw:mirror-vertical="false" draw:type="rectangle" draw:enhanced-path="M 0 0 L 21600 0 21600 21600 0 21600 0 0 Z N"/>
        </draw:custom-shape>
        <draw:custom-shape draw:style-name="gr33" draw:text-style-name="P15" draw:layer="layout" svg:width="0.97cm" svg:height="0.52cm" svg:x="14.017cm" svg:y="6.732cm">
          <text:p text:style-name="P14"><text:span text:style-name="T7">13</text:span></text:p>
          <draw:enhanced-geometry svg:viewBox="0 0 21600 21600" draw:mirror-horizontal="false" draw:mirror-vertical="false" draw:type="rectangle" draw:enhanced-path="M 0 0 L 21600 0 21600 21600 0 21600 0 0 Z N"/>
        </draw:custom-shape>
        <draw:custom-shape draw:style-name="gr34" draw:text-style-name="P15" draw:layer="layout" svg:width="0.97cm" svg:height="0.52cm" svg:x="13.058cm" svg:y="6.732cm">
          <text:p text:style-name="P14"><text:span text:style-name="T7">12</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2.094cm" svg:y="6.732cm">
          <text:p text:style-name="P4"><text:span text:style-name="T8">11</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1.135cm" svg:y="6.732cm">
          <text:p text:style-name="P4"><text:span text:style-name="T8">10</text:span></text:p>
          <draw:enhanced-geometry svg:viewBox="0 0 21600 21600" draw:mirror-horizontal="false" draw:mirror-vertical="false" draw:type="rectangle" draw:enhanced-path="M 0 0 L 21600 0 21600 21600 0 21600 0 0 Z N"/>
        </draw:custom-shape>
        <draw:custom-shape draw:style-name="gr35" draw:text-style-name="P15" draw:layer="layout" svg:width="0.97cm" svg:height="0.52cm" svg:x="10.189cm" svg:y="6.732cm">
          <text:p text:style-name="P14"><text:span text:style-name="T7">9</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9.219cm" svg:y="6.732cm">
          <text:p text:style-name="P4"><text:span text:style-name="T8">8</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8.266cm" svg:y="6.732cm">
          <text:p text:style-name="P4"><text:span text:style-name="T8">7</text:span></text:p>
          <draw:enhanced-geometry svg:viewBox="0 0 21600 21600" draw:mirror-horizontal="false" draw:mirror-vertical="false" draw:type="rectangle" draw:enhanced-path="M 0 0 L 21600 0 21600 21600 0 21600 0 0 Z N"/>
        </draw:custom-shape>
        <draw:custom-shape draw:style-name="gr36" draw:text-style-name="P15" draw:layer="layout" svg:width="0.97cm" svg:height="0.52cm" svg:x="7.296cm" svg:y="6.732cm">
          <text:p text:style-name="P14"><text:span text:style-name="T7">6</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6.379cm" svg:y="6.732cm">
          <text:p text:style-name="P4"><text:span text:style-name="T8">5</text:span></text:p>
          <draw:enhanced-geometry svg:viewBox="0 0 21600 21600" draw:mirror-horizontal="false" draw:mirror-vertical="false" draw:type="rectangle" draw:enhanced-path="M 0 0 L 21600 0 21600 21600 0 21600 0 0 Z N"/>
        </draw:custom-shape>
        <draw:custom-shape draw:style-name="gr37" draw:text-style-name="P15" draw:layer="layout" svg:width="0.97cm" svg:height="0.52cm" svg:x="5.409cm" svg:y="6.732cm">
          <text:p text:style-name="P14"><text:span text:style-name="T7">4</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4.456cm" svg:y="6.732cm">
          <text:p text:style-name="P4"><text:span text:style-name="T8">3</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3.486cm" svg:y="6.732cm">
          <text:p text:style-name="P4"><text:span text:style-name="T8">2</text:span></text:p>
          <draw:enhanced-geometry svg:viewBox="0 0 21600 21600" draw:mirror-horizontal="false" draw:mirror-vertical="false" draw:type="rectangle" draw:enhanced-path="M 0 0 L 21600 0 21600 21600 0 21600 0 0 Z N"/>
        </draw:custom-shape>
        <draw:custom-shape draw:style-name="gr38" draw:text-style-name="P15" draw:layer="layout" svg:width="0.97cm" svg:height="0.52cm" svg:x="2.523cm" svg:y="6.732cm">
          <text:p text:style-name="P14"><text:span text:style-name="T7">1</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9cm" svg:x="1.556cm" svg:y="6.723cm">
          <text:p text:style-name="P6"><text:span text:style-name="T8">0</text:span></text:p>
          <draw:enhanced-geometry svg:viewBox="0 0 21600 21600" draw:mirror-horizontal="false" draw:mirror-vertical="false" draw:type="rectangle" draw:enhanced-path="M 0 0 L 21600 0 21600 21600 0 21600 0 0 Z N"/>
        </draw:custom-shape>
        <draw:frame draw:style-name="gr39" draw:text-style-name="P3" draw:layer="layout" svg:width="4.278cm" svg:height="0.962cm" svg:x="1.061cm" svg:y="1cm">
          <draw:text-box>
            <text:p>Insertion Sort</text:p>
          </draw:text-box>
        </draw:frame>
        <draw:frame draw:style-name="gr40" draw:text-style-name="P9" draw:layer="layout" svg:width="25.717cm" svg:height="3.748cm" svg:x="1cm" svg:y="1.697cm">
          <draw:text-box>
            <text:p><text:span text:style-name="T2">- Visit each index starting from the second one</text:span></text:p>
            <text:p><text:span text:style-name="T2"><text:s text:c="2"/></text:span><text:span text:style-name="T2">- For each index copy the its value to an variable (current)</text:span></text:p>
            <text:p><text:span text:style-name="T2"><text:s text:c="2"/></text:span><text:span text:style-name="T2">- Go left moving each value one position to the right while it is greater than the copied value</text:span></text:p>
            <text:p><text:span text:style-name="T2"><text:s text:c="2"/></text:span><text:span text:style-name="T2">- When there is no smaller elements or you reach the begin of the array save the copied value</text:span></text:p>
            <text:p><text:span text:style-name="T2"><text:s/></text:span><text:span text:style-name="T2"># Like the previous two algorithm one session of the array will be sorted while we move on the unsorted session</text:span></text:p>
            <text:p><text:span text:style-name="T2"/></text:p>
          </draw:text-box>
        </draw:frame>
        <draw:frame draw:style-name="gr41" draw:text-style-name="P3" draw:layer="layout" svg:width="2.475cm" svg:height="0.962cm" svg:x="1.47cm" svg:y="9.931cm">
          <draw:text-box>
            <text:p>current</text:p>
          </draw:text-box>
        </draw:frame>
        <draw:custom-shape draw:style-name="gr42" draw:text-style-name="P11" draw:layer="layout" svg:width="1.27cm" svg:height="0.953cm" svg:x="3.927cm" svg:y="10.002cm">
          <text:p text:style-name="P10">33</text:p>
          <draw:enhanced-geometry svg:viewBox="0 0 21600 21600" draw:type="rectangle" draw:enhanced-path="M 0 0 L 21600 0 21600 21600 0 21600 0 0 Z N"/>
        </draw:custom-shape>
        <draw:custom-shape draw:style-name="gr43" draw:text-style-name="P11" draw:layer="layout" svg:width="1.27cm" svg:height="0.952cm" svg:x="2.27cm" svg:y="5.763cm">
          <text:p text:style-name="P10">i</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4" draw:text-style-name="P11" draw:layer="layout" svg:width="1.27cm" svg:height="0.952cm" svg:x="2.587cm" svg:y="8.62cm">
          <text:p text:style-name="P10">j</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page5" draw:style-name="dp1" draw:master-page-name="Default">
        <draw:frame draw:style-name="gr45" draw:text-style-name="P16" draw:layer="layout" svg:width="3.465cm" svg:height="0.962cm" svg:x="1.061cm" svg:y="1cm">
          <draw:text-box>
            <text:p><text:span text:style-name="T9">Quick Sort</text:span></text:p>
          </draw:text-box>
        </draw:frame>
        <draw:custom-shape draw:style-name="gr2" draw:text-style-name="P5" draw:layer="layout" svg:width="0.97cm" svg:height="0.999cm" svg:x="25.226cm" svg:y="19.051cm">
          <text:p text:style-name="P4"><text:span text:style-name="T6">33</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4.256cm" svg:y="19.051cm">
          <text:p text:style-name="P4"><text:span text:style-name="T6">0</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3.303cm" svg:y="19.051cm">
          <text:p text:style-name="P4"><text:span text:style-name="T6">3</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2.333cm" svg:y="19.051cm">
          <text:p text:style-name="P4"><text:span text:style-name="T6">1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1.398cm" svg:y="19.051cm">
          <text:p text:style-name="P4"><text:span text:style-name="T6">61</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0.428cm" svg:y="19.051cm">
          <text:p text:style-name="P4"><text:span text:style-name="T6">44</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9.475cm" svg:y="19.051cm">
          <text:p text:style-name="P4"><text:span text:style-name="T6">5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8.516cm" svg:y="19.051cm">
          <text:p text:style-name="P4"><text:span text:style-name="T6">81</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7.588cm" svg:y="19.051cm">
          <text:p text:style-name="P4"><text:span text:style-name="T6">16</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6.629cm" svg:y="19.051cm">
          <text:p text:style-name="P4"><text:span text:style-name="T6">37</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5.665cm" svg:y="19.051cm">
          <text:p text:style-name="P4"><text:span text:style-name="T6">5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4.706cm" svg:y="19.051cm">
          <text:p text:style-name="P4"><text:span text:style-name="T6">7</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3.778cm" svg:y="19.051cm">
          <text:p text:style-name="P4"><text:span text:style-name="T6">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2.819cm" svg:y="19.051cm">
          <text:p text:style-name="P4"><text:span text:style-name="T6">1</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1.855cm" svg:y="19.051cm">
          <text:p text:style-name="P4"><text:span text:style-name="T6">9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0.896cm" svg:y="19.051cm">
          <text:p text:style-name="P4"><text:span text:style-name="T6">10</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9.95cm" svg:y="19.051cm">
          <text:p text:style-name="P4"><text:span text:style-name="T6">1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8.98cm" svg:y="19.051cm">
          <text:p text:style-name="P4"><text:span text:style-name="T6">7</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8.027cm" svg:y="19.051cm">
          <text:p text:style-name="P4"><text:span text:style-name="T6">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7.057cm" svg:y="19.051cm">
          <text:p text:style-name="P4"><text:span text:style-name="T6">6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6.14cm" svg:y="19.051cm">
          <text:p text:style-name="P4"><text:span text:style-name="T6">9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5.17cm" svg:y="19.051cm">
          <text:p text:style-name="P4"><text:span text:style-name="T6">1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4.217cm" svg:y="19.051cm">
          <text:p text:style-name="P4"><text:span text:style-name="T6">4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3.247cm" svg:y="19.051cm">
          <text:p text:style-name="P4"><text:span text:style-name="T6">1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284cm" svg:y="19.051cm">
          <text:p text:style-name="P4"><text:span text:style-name="T6">3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325cm" svg:y="19.051cm">
          <text:p text:style-name="P4"><text:span text:style-name="T6">91</text:span></text:p>
          <draw:enhanced-geometry svg:viewBox="0 0 21600 21600" draw:mirror-horizontal="false" draw:mirror-vertical="false" draw:type="rectangle" draw:enhanced-path="M 0 0 L 21600 0 21600 21600 0 21600 0 0 Z N"/>
        </draw:custom-shape>
        <draw:custom-shape draw:style-name="gr46" draw:text-style-name="P15" draw:layer="layout" svg:width="0.97cm" svg:height="0.52cm" svg:x="25.236cm" svg:y="18.451cm">
          <text:p text:style-name="P14"><text:span text:style-name="T7">25</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4.267cm" svg:y="18.451cm">
          <text:p text:style-name="P4"><text:span text:style-name="T8">24</text:span></text:p>
          <draw:enhanced-geometry svg:viewBox="0 0 21600 21600" draw:mirror-horizontal="false" draw:mirror-vertical="false" draw:type="rectangle" draw:enhanced-path="M 0 0 L 21600 0 21600 21600 0 21600 0 0 Z N"/>
        </draw:custom-shape>
        <draw:custom-shape draw:style-name="gr47" draw:text-style-name="P15" draw:layer="layout" svg:width="0.97cm" svg:height="0.52cm" svg:x="23.303cm" svg:y="18.451cm">
          <text:p text:style-name="P14"><text:span text:style-name="T7">23</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2.333cm" svg:y="18.451cm">
          <text:p text:style-name="P4"><text:span text:style-name="T8">22</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1.398cm" svg:y="18.451cm">
          <text:p text:style-name="P4"><text:span text:style-name="T8">21</text:span></text:p>
          <draw:enhanced-geometry svg:viewBox="0 0 21600 21600" draw:mirror-horizontal="false" draw:mirror-vertical="false" draw:type="rectangle" draw:enhanced-path="M 0 0 L 21600 0 21600 21600 0 21600 0 0 Z N"/>
        </draw:custom-shape>
        <draw:custom-shape draw:style-name="gr48" draw:text-style-name="P15" draw:layer="layout" svg:width="0.97cm" svg:height="0.52cm" svg:x="20.439cm" svg:y="18.451cm">
          <text:p text:style-name="P14"><text:span text:style-name="T7">20</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9.475cm" svg:y="18.451cm">
          <text:p text:style-name="P4"><text:span text:style-name="T8">19</text:span></text:p>
          <draw:enhanced-geometry svg:viewBox="0 0 21600 21600" draw:mirror-horizontal="false" draw:mirror-vertical="false" draw:type="rectangle" draw:enhanced-path="M 0 0 L 21600 0 21600 21600 0 21600 0 0 Z N"/>
        </draw:custom-shape>
        <draw:custom-shape draw:style-name="gr49" draw:text-style-name="P15" draw:layer="layout" svg:width="0.97cm" svg:height="0.52cm" svg:x="18.516cm" svg:y="18.451cm">
          <text:p text:style-name="P14"><text:span text:style-name="T7">18</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7.588cm" svg:y="18.451cm">
          <text:p text:style-name="P4"><text:span text:style-name="T8">17</text:span></text:p>
          <draw:enhanced-geometry svg:viewBox="0 0 21600 21600" draw:mirror-horizontal="false" draw:mirror-vertical="false" draw:type="rectangle" draw:enhanced-path="M 0 0 L 21600 0 21600 21600 0 21600 0 0 Z N"/>
        </draw:custom-shape>
        <draw:custom-shape draw:style-name="gr50" draw:text-style-name="P15" draw:layer="layout" svg:width="0.97cm" svg:height="0.52cm" svg:x="16.629cm" svg:y="18.451cm">
          <text:p text:style-name="P14"><text:span text:style-name="T7">16</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5.665cm" svg:y="18.451cm">
          <text:p text:style-name="P4"><text:span text:style-name="T8">15</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4.706cm" svg:y="18.451cm">
          <text:p text:style-name="P4"><text:span text:style-name="T8">14</text:span></text:p>
          <draw:enhanced-geometry svg:viewBox="0 0 21600 21600" draw:mirror-horizontal="false" draw:mirror-vertical="false" draw:type="rectangle" draw:enhanced-path="M 0 0 L 21600 0 21600 21600 0 21600 0 0 Z N"/>
        </draw:custom-shape>
        <draw:custom-shape draw:style-name="gr51" draw:text-style-name="P15" draw:layer="layout" svg:width="0.97cm" svg:height="0.52cm" svg:x="13.778cm" svg:y="18.451cm">
          <text:p text:style-name="P14"><text:span text:style-name="T7">13</text:span></text:p>
          <draw:enhanced-geometry svg:viewBox="0 0 21600 21600" draw:mirror-horizontal="false" draw:mirror-vertical="false" draw:type="rectangle" draw:enhanced-path="M 0 0 L 21600 0 21600 21600 0 21600 0 0 Z N"/>
        </draw:custom-shape>
        <draw:custom-shape draw:style-name="gr52" draw:text-style-name="P15" draw:layer="layout" svg:width="0.97cm" svg:height="0.52cm" svg:x="12.819cm" svg:y="18.451cm">
          <text:p text:style-name="P14"><text:span text:style-name="T7">12</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1.855cm" svg:y="18.451cm">
          <text:p text:style-name="P4"><text:span text:style-name="T8">11</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0.896cm" svg:y="18.451cm">
          <text:p text:style-name="P4"><text:span text:style-name="T8">10</text:span></text:p>
          <draw:enhanced-geometry svg:viewBox="0 0 21600 21600" draw:mirror-horizontal="false" draw:mirror-vertical="false" draw:type="rectangle" draw:enhanced-path="M 0 0 L 21600 0 21600 21600 0 21600 0 0 Z N"/>
        </draw:custom-shape>
        <draw:custom-shape draw:style-name="gr53" draw:text-style-name="P15" draw:layer="layout" svg:width="0.97cm" svg:height="0.52cm" svg:x="9.95cm" svg:y="18.451cm">
          <text:p text:style-name="P14"><text:span text:style-name="T7">9</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8.98cm" svg:y="18.451cm">
          <text:p text:style-name="P4"><text:span text:style-name="T8">8</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8.027cm" svg:y="18.451cm">
          <text:p text:style-name="P4"><text:span text:style-name="T8">7</text:span></text:p>
          <draw:enhanced-geometry svg:viewBox="0 0 21600 21600" draw:mirror-horizontal="false" draw:mirror-vertical="false" draw:type="rectangle" draw:enhanced-path="M 0 0 L 21600 0 21600 21600 0 21600 0 0 Z N"/>
        </draw:custom-shape>
        <draw:custom-shape draw:style-name="gr54" draw:text-style-name="P15" draw:layer="layout" svg:width="0.97cm" svg:height="0.52cm" svg:x="7.057cm" svg:y="18.451cm">
          <text:p text:style-name="P14"><text:span text:style-name="T7">6</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6.14cm" svg:y="18.451cm">
          <text:p text:style-name="P4"><text:span text:style-name="T8">5</text:span></text:p>
          <draw:enhanced-geometry svg:viewBox="0 0 21600 21600" draw:mirror-horizontal="false" draw:mirror-vertical="false" draw:type="rectangle" draw:enhanced-path="M 0 0 L 21600 0 21600 21600 0 21600 0 0 Z N"/>
        </draw:custom-shape>
        <draw:custom-shape draw:style-name="gr55" draw:text-style-name="P15" draw:layer="layout" svg:width="0.97cm" svg:height="0.52cm" svg:x="5.17cm" svg:y="18.451cm">
          <text:p text:style-name="P14"><text:span text:style-name="T7">4</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4.217cm" svg:y="18.451cm">
          <text:p text:style-name="P4"><text:span text:style-name="T8">3</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3.247cm" svg:y="18.451cm">
          <text:p text:style-name="P4"><text:span text:style-name="T8">2</text:span></text:p>
          <draw:enhanced-geometry svg:viewBox="0 0 21600 21600" draw:mirror-horizontal="false" draw:mirror-vertical="false" draw:type="rectangle" draw:enhanced-path="M 0 0 L 21600 0 21600 21600 0 21600 0 0 Z N"/>
        </draw:custom-shape>
        <draw:custom-shape draw:style-name="gr56" draw:text-style-name="P15" draw:layer="layout" svg:width="0.97cm" svg:height="0.52cm" svg:x="2.284cm" svg:y="18.451cm">
          <text:p text:style-name="P14"><text:span text:style-name="T7">1</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9cm" svg:x="1.317cm" svg:y="18.442cm">
          <text:p text:style-name="P6"><text:span text:style-name="T8">0</text:span></text:p>
          <draw:enhanced-geometry svg:viewBox="0 0 21600 21600" draw:mirror-horizontal="false" draw:mirror-vertical="false" draw:type="rectangle" draw:enhanced-path="M 0 0 L 21600 0 21600 21600 0 21600 0 0 Z N"/>
        </draw:custom-shape>
        <draw:frame draw:style-name="gr57" draw:text-style-name="P18" draw:layer="layout" svg:width="25.083cm" svg:height="3.482cm" svg:x="1.117cm" svg:y="2.015cm">
          <draw:text-box>
            <text:p text:style-name="P17"><text:span text:style-name="T10">- Choose a Pivot: Select an element from the array to act as the pivot (first, mid, last, random index)</text:span></text:p>
            <text:p text:style-name="P17"><text:span text:style-name="T10">- Partitioning: Rearrange the array so that all elements less than the pivot come before it, and all elements greater than the pivot come after it. The pivot is now in its final position.</text:span></text:p>
            <text:p text:style-name="P17"><text:span text:style-name="T10">- Recursively apply the same process to the sub-arrays of elements with smaller and larger values.</text:span></text:p>
            <text:p text:style-name="P17"><text:span text:style-name="T11"/></text:p>
          </draw:text-box>
        </draw:frame>
        <draw:custom-shape draw:style-name="gr58" draw:text-style-name="P20" draw:layer="layout" svg:width="0.97cm" svg:height="0.999cm" svg:x="25.42cm" svg:y="6.621cm">
          <text:p text:style-name="P19"><text:span text:style-name="T12">99</text:span></text:p>
          <draw:enhanced-geometry svg:viewBox="0 0 21600 21600" draw:mirror-horizontal="false" draw:mirror-vertical="false" draw:type="rectangle" draw:enhanced-path="M 0 0 L 21600 0 21600 21600 0 21600 0 0 Z N"/>
        </draw:custom-shape>
        <draw:custom-shape draw:style-name="gr59" draw:text-style-name="P22" draw:layer="layout" svg:width="0.97cm" svg:height="0.999cm" svg:x="24.45cm" svg:y="6.621cm">
          <text:p text:style-name="P21"><text:span text:style-name="T12">99</text:span></text:p>
          <draw:enhanced-geometry svg:viewBox="0 0 21600 21600" draw:mirror-horizontal="false" draw:mirror-vertical="false" draw:type="rectangle" draw:enhanced-path="M 0 0 L 21600 0 21600 21600 0 21600 0 0 Z N"/>
        </draw:custom-shape>
        <draw:custom-shape draw:style-name="gr60" draw:text-style-name="P20" draw:layer="layout" svg:width="0.97cm" svg:height="0.999cm" svg:x="23.497cm" svg:y="6.621cm">
          <text:p text:style-name="P19"><text:span text:style-name="T12">91</text:span></text:p>
          <draw:enhanced-geometry svg:viewBox="0 0 21600 21600" draw:mirror-horizontal="false" draw:mirror-vertical="false" draw:type="rectangle" draw:enhanced-path="M 0 0 L 21600 0 21600 21600 0 21600 0 0 Z N"/>
        </draw:custom-shape>
        <draw:custom-shape draw:style-name="gr61" draw:text-style-name="P20" draw:layer="layout" svg:width="0.97cm" svg:height="0.999cm" svg:x="22.527cm" svg:y="6.621cm">
          <text:p text:style-name="P19"><text:span text:style-name="T12">81</text:span></text:p>
          <draw:enhanced-geometry svg:viewBox="0 0 21600 21600" draw:mirror-horizontal="false" draw:mirror-vertical="false" draw:type="rectangle" draw:enhanced-path="M 0 0 L 21600 0 21600 21600 0 21600 0 0 Z N"/>
        </draw:custom-shape>
        <draw:custom-shape draw:style-name="gr59" draw:text-style-name="P22" draw:layer="layout" svg:width="0.97cm" svg:height="0.999cm" svg:x="21.592cm" svg:y="6.621cm">
          <text:p text:style-name="P21"><text:span text:style-name="T12">65</text:span></text:p>
          <draw:enhanced-geometry svg:viewBox="0 0 21600 21600" draw:mirror-horizontal="false" draw:mirror-vertical="false" draw:type="rectangle" draw:enhanced-path="M 0 0 L 21600 0 21600 21600 0 21600 0 0 Z N"/>
        </draw:custom-shape>
        <draw:custom-shape draw:style-name="gr59" draw:text-style-name="P22" draw:layer="layout" svg:width="0.97cm" svg:height="0.999cm" svg:x="20.622cm" svg:y="6.621cm">
          <text:p text:style-name="P21"><text:span text:style-name="T12">61</text:span></text:p>
          <draw:enhanced-geometry svg:viewBox="0 0 21600 21600" draw:mirror-horizontal="false" draw:mirror-vertical="false" draw:type="rectangle" draw:enhanced-path="M 0 0 L 21600 0 21600 21600 0 21600 0 0 Z N"/>
        </draw:custom-shape>
        <draw:custom-shape draw:style-name="gr59" draw:text-style-name="P22" draw:layer="layout" svg:width="0.97cm" svg:height="0.999cm" svg:x="19.669cm" svg:y="6.621cm">
          <text:p text:style-name="P21"><text:span text:style-name="T12">59</text:span></text:p>
          <draw:enhanced-geometry svg:viewBox="0 0 21600 21600" draw:mirror-horizontal="false" draw:mirror-vertical="false" draw:type="rectangle" draw:enhanced-path="M 0 0 L 21600 0 21600 21600 0 21600 0 0 Z N"/>
        </draw:custom-shape>
        <draw:custom-shape draw:style-name="gr59" draw:text-style-name="P22" draw:layer="layout" svg:width="0.97cm" svg:height="0.999cm" svg:x="18.71cm" svg:y="6.621cm">
          <text:p text:style-name="P21"><text:span text:style-name="T12">52</text:span></text:p>
          <draw:enhanced-geometry svg:viewBox="0 0 21600 21600" draw:mirror-horizontal="false" draw:mirror-vertical="false" draw:type="rectangle" draw:enhanced-path="M 0 0 L 21600 0 21600 21600 0 21600 0 0 Z N"/>
        </draw:custom-shape>
        <draw:custom-shape draw:style-name="gr59" draw:text-style-name="P22" draw:layer="layout" svg:width="0.97cm" svg:height="0.999cm" svg:x="17.782cm" svg:y="6.621cm">
          <text:p text:style-name="P21"><text:span text:style-name="T12">49</text:span></text:p>
          <draw:enhanced-geometry svg:viewBox="0 0 21600 21600" draw:mirror-horizontal="false" draw:mirror-vertical="false" draw:type="rectangle" draw:enhanced-path="M 0 0 L 21600 0 21600 21600 0 21600 0 0 Z N"/>
        </draw:custom-shape>
        <draw:custom-shape draw:style-name="gr59" draw:text-style-name="P22" draw:layer="layout" svg:width="0.97cm" svg:height="0.999cm" svg:x="16.823cm" svg:y="6.621cm">
          <text:p text:style-name="P21"><text:span text:style-name="T12">44</text:span></text:p>
          <draw:enhanced-geometry svg:viewBox="0 0 21600 21600" draw:mirror-horizontal="false" draw:mirror-vertical="false" draw:type="rectangle" draw:enhanced-path="M 0 0 L 21600 0 21600 21600 0 21600 0 0 Z N"/>
        </draw:custom-shape>
        <draw:custom-shape draw:style-name="gr62" draw:text-style-name="P20" draw:layer="layout" svg:width="0.97cm" svg:height="0.999cm" svg:x="15.859cm" svg:y="6.621cm">
          <text:p text:style-name="P19"><text:span text:style-name="T12">37</text:span></text:p>
          <draw:enhanced-geometry svg:viewBox="0 0 21600 21600" draw:mirror-horizontal="false" draw:mirror-vertical="false" draw:type="rectangle" draw:enhanced-path="M 0 0 L 21600 0 21600 21600 0 21600 0 0 Z N"/>
        </draw:custom-shape>
        <draw:custom-shape draw:style-name="gr59" draw:text-style-name="P22" draw:layer="layout" svg:width="0.97cm" svg:height="0.999cm" svg:x="14.9cm" svg:y="6.621cm">
          <text:p text:style-name="P21"><text:span text:style-name="T12">35</text:span></text:p>
          <draw:enhanced-geometry svg:viewBox="0 0 21600 21600" draw:mirror-horizontal="false" draw:mirror-vertical="false" draw:type="rectangle" draw:enhanced-path="M 0 0 L 21600 0 21600 21600 0 21600 0 0 Z N"/>
        </draw:custom-shape>
        <draw:custom-shape draw:style-name="gr63" draw:text-style-name="P20" draw:layer="layout" svg:width="0.97cm" svg:height="0.999cm" svg:x="13.972cm" svg:y="6.621cm">
          <text:p text:style-name="P19"><text:span text:style-name="T12">33</text:span></text:p>
          <draw:enhanced-geometry svg:viewBox="0 0 21600 21600" draw:mirror-horizontal="false" draw:mirror-vertical="false" draw:type="rectangle" draw:enhanced-path="M 0 0 L 21600 0 21600 21600 0 21600 0 0 Z N"/>
        </draw:custom-shape>
        <draw:custom-shape draw:style-name="gr59" draw:text-style-name="P22" draw:layer="layout" svg:width="0.97cm" svg:height="0.999cm" svg:x="13.013cm" svg:y="6.621cm">
          <text:p text:style-name="P21"><text:span text:style-name="T12">19</text:span></text:p>
          <draw:enhanced-geometry svg:viewBox="0 0 21600 21600" draw:mirror-horizontal="false" draw:mirror-vertical="false" draw:type="rectangle" draw:enhanced-path="M 0 0 L 21600 0 21600 21600 0 21600 0 0 Z N"/>
        </draw:custom-shape>
        <draw:custom-shape draw:style-name="gr59" draw:text-style-name="P22" draw:layer="layout" svg:width="0.97cm" svg:height="0.999cm" svg:x="12.049cm" svg:y="6.621cm">
          <text:p text:style-name="P21"><text:span text:style-name="T12">16</text:span></text:p>
          <draw:enhanced-geometry svg:viewBox="0 0 21600 21600" draw:mirror-horizontal="false" draw:mirror-vertical="false" draw:type="rectangle" draw:enhanced-path="M 0 0 L 21600 0 21600 21600 0 21600 0 0 Z N"/>
        </draw:custom-shape>
        <draw:custom-shape draw:style-name="gr59" draw:text-style-name="P22" draw:layer="layout" svg:width="0.97cm" svg:height="0.999cm" svg:x="11.09cm" svg:y="6.621cm">
          <text:p text:style-name="P21"><text:span text:style-name="T12">15</text:span></text:p>
          <draw:enhanced-geometry svg:viewBox="0 0 21600 21600" draw:mirror-horizontal="false" draw:mirror-vertical="false" draw:type="rectangle" draw:enhanced-path="M 0 0 L 21600 0 21600 21600 0 21600 0 0 Z N"/>
        </draw:custom-shape>
        <draw:custom-shape draw:style-name="gr59" draw:text-style-name="P22" draw:layer="layout" svg:width="0.97cm" svg:height="0.999cm" svg:x="10.144cm" svg:y="6.621cm">
          <text:p text:style-name="P21"><text:span text:style-name="T12">12</text:span></text:p>
          <draw:enhanced-geometry svg:viewBox="0 0 21600 21600" draw:mirror-horizontal="false" draw:mirror-vertical="false" draw:type="rectangle" draw:enhanced-path="M 0 0 L 21600 0 21600 21600 0 21600 0 0 Z N"/>
        </draw:custom-shape>
        <draw:custom-shape draw:style-name="gr59" draw:text-style-name="P22" draw:layer="layout" svg:width="0.97cm" svg:height="0.999cm" svg:x="9.174cm" svg:y="6.621cm">
          <text:p text:style-name="P21"><text:span text:style-name="T12">12</text:span></text:p>
          <draw:enhanced-geometry svg:viewBox="0 0 21600 21600" draw:mirror-horizontal="false" draw:mirror-vertical="false" draw:type="rectangle" draw:enhanced-path="M 0 0 L 21600 0 21600 21600 0 21600 0 0 Z N"/>
        </draw:custom-shape>
        <draw:custom-shape draw:style-name="gr59" draw:text-style-name="P22" draw:layer="layout" svg:width="0.97cm" svg:height="0.999cm" svg:x="8.221cm" svg:y="6.621cm">
          <text:p text:style-name="P21"><text:span text:style-name="T12">10</text:span></text:p>
          <draw:enhanced-geometry svg:viewBox="0 0 21600 21600" draw:mirror-horizontal="false" draw:mirror-vertical="false" draw:type="rectangle" draw:enhanced-path="M 0 0 L 21600 0 21600 21600 0 21600 0 0 Z N"/>
        </draw:custom-shape>
        <draw:custom-shape draw:style-name="gr59" draw:text-style-name="P22" draw:layer="layout" svg:width="0.97cm" svg:height="0.999cm" svg:x="7.251cm" svg:y="6.621cm">
          <text:p text:style-name="P21"><text:span text:style-name="T12">7</text:span></text:p>
          <draw:enhanced-geometry svg:viewBox="0 0 21600 21600" draw:mirror-horizontal="false" draw:mirror-vertical="false" draw:type="rectangle" draw:enhanced-path="M 0 0 L 21600 0 21600 21600 0 21600 0 0 Z N"/>
        </draw:custom-shape>
        <draw:custom-shape draw:style-name="gr59" draw:text-style-name="P22" draw:layer="layout" svg:width="0.97cm" svg:height="0.999cm" svg:x="6.334cm" svg:y="6.621cm">
          <text:p text:style-name="P4"><text:span text:style-name="T6">7</text:span></text:p>
          <draw:enhanced-geometry svg:viewBox="0 0 21600 21600" draw:mirror-horizontal="false" draw:mirror-vertical="false" draw:type="rectangle" draw:enhanced-path="M 0 0 L 21600 0 21600 21600 0 21600 0 0 Z N"/>
        </draw:custom-shape>
        <draw:custom-shape draw:style-name="gr59" draw:text-style-name="P22" draw:layer="layout" svg:width="0.97cm" svg:height="0.999cm" svg:x="5.364cm" svg:y="6.621cm">
          <text:p text:style-name="P4"><text:span text:style-name="T6">3</text:span></text:p>
          <draw:enhanced-geometry svg:viewBox="0 0 21600 21600" draw:mirror-horizontal="false" draw:mirror-vertical="false" draw:type="rectangle" draw:enhanced-path="M 0 0 L 21600 0 21600 21600 0 21600 0 0 Z N"/>
        </draw:custom-shape>
        <draw:custom-shape draw:style-name="gr59" draw:text-style-name="P22" draw:layer="layout" svg:width="0.97cm" svg:height="0.999cm" svg:x="4.411cm" svg:y="6.621cm">
          <text:p text:style-name="P21"><text:span text:style-name="T12">2</text:span></text:p>
          <draw:enhanced-geometry svg:viewBox="0 0 21600 21600" draw:mirror-horizontal="false" draw:mirror-vertical="false" draw:type="rectangle" draw:enhanced-path="M 0 0 L 21600 0 21600 21600 0 21600 0 0 Z N"/>
        </draw:custom-shape>
        <draw:custom-shape draw:style-name="gr59" draw:text-style-name="P22" draw:layer="layout" svg:width="0.97cm" svg:height="0.999cm" svg:x="3.441cm" svg:y="6.621cm">
          <text:p text:style-name="P21"><text:span text:style-name="T12">2</text:span></text:p>
          <draw:enhanced-geometry svg:viewBox="0 0 21600 21600" draw:mirror-horizontal="false" draw:mirror-vertical="false" draw:type="rectangle" draw:enhanced-path="M 0 0 L 21600 0 21600 21600 0 21600 0 0 Z N"/>
        </draw:custom-shape>
        <draw:custom-shape draw:style-name="gr59" draw:text-style-name="P22" draw:layer="layout" svg:width="0.97cm" svg:height="0.999cm" svg:x="2.478cm" svg:y="6.621cm">
          <text:p text:style-name="P21"><text:span text:style-name="T12">1</text:span></text:p>
          <draw:enhanced-geometry svg:viewBox="0 0 21600 21600" draw:mirror-horizontal="false" draw:mirror-vertical="false" draw:type="rectangle" draw:enhanced-path="M 0 0 L 21600 0 21600 21600 0 21600 0 0 Z N"/>
        </draw:custom-shape>
        <draw:custom-shape draw:style-name="gr59" draw:text-style-name="P22" draw:layer="layout" svg:width="0.97cm" svg:height="0.999cm" svg:x="1.519cm" svg:y="6.621cm">
          <text:p text:style-name="P21"><text:span text:style-name="T12">0</text:span></text:p>
          <draw:enhanced-geometry svg:viewBox="0 0 21600 21600" draw:mirror-horizontal="false" draw:mirror-vertical="false" draw:type="rectangle" draw:enhanced-path="M 0 0 L 21600 0 21600 21600 0 21600 0 0 Z N"/>
        </draw:custom-shape>
        <draw:custom-shape draw:style-name="gr64" draw:text-style-name="P15" draw:layer="layout" svg:width="0.97cm" svg:height="0.52cm" svg:x="25.43cm" svg:y="6.021cm">
          <text:p text:style-name="P14"><text:span text:style-name="T7">25</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4.461cm" svg:y="6.021cm">
          <text:p text:style-name="P4"><text:span text:style-name="T8">24</text:span></text:p>
          <draw:enhanced-geometry svg:viewBox="0 0 21600 21600" draw:mirror-horizontal="false" draw:mirror-vertical="false" draw:type="rectangle" draw:enhanced-path="M 0 0 L 21600 0 21600 21600 0 21600 0 0 Z N"/>
        </draw:custom-shape>
        <draw:custom-shape draw:style-name="gr65" draw:text-style-name="P15" draw:layer="layout" svg:width="0.97cm" svg:height="0.52cm" svg:x="23.497cm" svg:y="6.021cm">
          <text:p text:style-name="P14"><text:span text:style-name="T7">23</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2.527cm" svg:y="6.021cm">
          <text:p text:style-name="P4"><text:span text:style-name="T8">22</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1.592cm" svg:y="6.021cm">
          <text:p text:style-name="P4"><text:span text:style-name="T8">21</text:span></text:p>
          <draw:enhanced-geometry svg:viewBox="0 0 21600 21600" draw:mirror-horizontal="false" draw:mirror-vertical="false" draw:type="rectangle" draw:enhanced-path="M 0 0 L 21600 0 21600 21600 0 21600 0 0 Z N"/>
        </draw:custom-shape>
        <draw:custom-shape draw:style-name="gr66" draw:text-style-name="P15" draw:layer="layout" svg:width="0.97cm" svg:height="0.52cm" svg:x="20.633cm" svg:y="6.021cm">
          <text:p text:style-name="P14"><text:span text:style-name="T7">20</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9.669cm" svg:y="6.021cm">
          <text:p text:style-name="P4"><text:span text:style-name="T8">19</text:span></text:p>
          <draw:enhanced-geometry svg:viewBox="0 0 21600 21600" draw:mirror-horizontal="false" draw:mirror-vertical="false" draw:type="rectangle" draw:enhanced-path="M 0 0 L 21600 0 21600 21600 0 21600 0 0 Z N"/>
        </draw:custom-shape>
        <draw:custom-shape draw:style-name="gr67" draw:text-style-name="P15" draw:layer="layout" svg:width="0.97cm" svg:height="0.52cm" svg:x="18.71cm" svg:y="6.021cm">
          <text:p text:style-name="P14"><text:span text:style-name="T7">18</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7.782cm" svg:y="6.021cm">
          <text:p text:style-name="P4"><text:span text:style-name="T8">17</text:span></text:p>
          <draw:enhanced-geometry svg:viewBox="0 0 21600 21600" draw:mirror-horizontal="false" draw:mirror-vertical="false" draw:type="rectangle" draw:enhanced-path="M 0 0 L 21600 0 21600 21600 0 21600 0 0 Z N"/>
        </draw:custom-shape>
        <draw:custom-shape draw:style-name="gr68" draw:text-style-name="P15" draw:layer="layout" svg:width="0.97cm" svg:height="0.52cm" svg:x="16.823cm" svg:y="6.021cm">
          <text:p text:style-name="P14"><text:span text:style-name="T7">16</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5.859cm" svg:y="6.021cm">
          <text:p text:style-name="P4"><text:span text:style-name="T8">15</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4.9cm" svg:y="6.021cm">
          <text:p text:style-name="P4"><text:span text:style-name="T8">14</text:span></text:p>
          <draw:enhanced-geometry svg:viewBox="0 0 21600 21600" draw:mirror-horizontal="false" draw:mirror-vertical="false" draw:type="rectangle" draw:enhanced-path="M 0 0 L 21600 0 21600 21600 0 21600 0 0 Z N"/>
        </draw:custom-shape>
        <draw:custom-shape draw:style-name="gr69" draw:text-style-name="P15" draw:layer="layout" svg:width="0.97cm" svg:height="0.52cm" svg:x="13.972cm" svg:y="6.021cm">
          <text:p text:style-name="P14"><text:span text:style-name="T7">13</text:span></text:p>
          <draw:enhanced-geometry svg:viewBox="0 0 21600 21600" draw:mirror-horizontal="false" draw:mirror-vertical="false" draw:type="rectangle" draw:enhanced-path="M 0 0 L 21600 0 21600 21600 0 21600 0 0 Z N"/>
        </draw:custom-shape>
        <draw:custom-shape draw:style-name="gr70" draw:text-style-name="P15" draw:layer="layout" svg:width="0.97cm" svg:height="0.52cm" svg:x="13.013cm" svg:y="6.021cm">
          <text:p text:style-name="P14"><text:span text:style-name="T7">12</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2.049cm" svg:y="6.021cm">
          <text:p text:style-name="P4"><text:span text:style-name="T8">11</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1.09cm" svg:y="6.021cm">
          <text:p text:style-name="P4"><text:span text:style-name="T8">10</text:span></text:p>
          <draw:enhanced-geometry svg:viewBox="0 0 21600 21600" draw:mirror-horizontal="false" draw:mirror-vertical="false" draw:type="rectangle" draw:enhanced-path="M 0 0 L 21600 0 21600 21600 0 21600 0 0 Z N"/>
        </draw:custom-shape>
        <draw:custom-shape draw:style-name="gr71" draw:text-style-name="P15" draw:layer="layout" svg:width="0.97cm" svg:height="0.52cm" svg:x="10.144cm" svg:y="6.021cm">
          <text:p text:style-name="P14"><text:span text:style-name="T7">9</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9.174cm" svg:y="6.021cm">
          <text:p text:style-name="P4"><text:span text:style-name="T8">8</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8.221cm" svg:y="6.021cm">
          <text:p text:style-name="P4"><text:span text:style-name="T8">7</text:span></text:p>
          <draw:enhanced-geometry svg:viewBox="0 0 21600 21600" draw:mirror-horizontal="false" draw:mirror-vertical="false" draw:type="rectangle" draw:enhanced-path="M 0 0 L 21600 0 21600 21600 0 21600 0 0 Z N"/>
        </draw:custom-shape>
        <draw:custom-shape draw:style-name="gr72" draw:text-style-name="P15" draw:layer="layout" svg:width="0.97cm" svg:height="0.52cm" svg:x="7.251cm" svg:y="6.021cm">
          <text:p text:style-name="P14"><text:span text:style-name="T7">6</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6.334cm" svg:y="6.021cm">
          <text:p text:style-name="P4"><text:span text:style-name="T8">5</text:span></text:p>
          <draw:enhanced-geometry svg:viewBox="0 0 21600 21600" draw:mirror-horizontal="false" draw:mirror-vertical="false" draw:type="rectangle" draw:enhanced-path="M 0 0 L 21600 0 21600 21600 0 21600 0 0 Z N"/>
        </draw:custom-shape>
        <draw:custom-shape draw:style-name="gr73" draw:text-style-name="P15" draw:layer="layout" svg:width="0.97cm" svg:height="0.52cm" svg:x="5.364cm" svg:y="6.021cm">
          <text:p text:style-name="P14"><text:span text:style-name="T7">4</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4.411cm" svg:y="6.021cm">
          <text:p text:style-name="P4"><text:span text:style-name="T8">3</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3.441cm" svg:y="6.021cm">
          <text:p text:style-name="P4"><text:span text:style-name="T8">2</text:span></text:p>
          <draw:enhanced-geometry svg:viewBox="0 0 21600 21600" draw:mirror-horizontal="false" draw:mirror-vertical="false" draw:type="rectangle" draw:enhanced-path="M 0 0 L 21600 0 21600 21600 0 21600 0 0 Z N"/>
        </draw:custom-shape>
        <draw:custom-shape draw:style-name="gr74" draw:text-style-name="P15" draw:layer="layout" svg:width="0.97cm" svg:height="0.52cm" svg:x="2.478cm" svg:y="6.021cm">
          <text:p text:style-name="P14"><text:span text:style-name="T7">1</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9cm" svg:x="1.511cm" svg:y="6.012cm">
          <text:p text:style-name="P6"><text:span text:style-name="T8">0</text:span></text:p>
          <draw:enhanced-geometry svg:viewBox="0 0 21600 21600" draw:mirror-horizontal="false" draw:mirror-vertical="false" draw:type="rectangle" draw:enhanced-path="M 0 0 L 21600 0 21600 21600 0 21600 0 0 Z N"/>
        </draw:custom-shape>
        <draw:custom-shape draw:style-name="gr75" draw:text-style-name="P11" draw:layer="layout" svg:width="1.587cm" svg:height="0.635cm" svg:x="20.415cm" svg:y="5.445cm">
          <text:p text:style-name="P10">L</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5" draw:text-style-name="P11" draw:layer="layout" svg:width="1.587cm" svg:height="0.635cm" svg:x="20.35cm" svg:y="5.445cm">
          <text:p text:style-name="P10">R</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6" draw:text-style-name="P11" draw:layer="layout" svg:width="1.27cm" svg:height="3.81cm" svg:x="20.531cm" svg:y="7.786cm">
          <text:p text:style-name="P10">right</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7" draw:text-style-name="P11" draw:layer="layout" svg:width="1.27cm" svg:height="3.175cm" svg:x="19.562cm" svg:y="7.785cm">
          <text:p text:style-name="P10">left</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8" draw:text-style-name="P3" draw:layer="layout" svg:width="4.168cm" svg:height="0.962cm" svg:x="2.27cm" svg:y="8.118cm">
          <draw:text-box>
            <text:p>O:N * Log(N)</text:p>
          </draw:text-box>
        </draw:frame>
      </draw:page>
      <draw:page draw:name="page6" draw:style-name="dp1" draw:master-page-name="Default">
        <draw:custom-shape draw:style-name="gr2" draw:text-style-name="P5" draw:layer="layout" svg:width="0.97cm" svg:height="0.999cm" svg:x="25.465cm" svg:y="5.932cm">
          <text:p text:style-name="P4"><text:span text:style-name="T6">33</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24.495cm" svg:y="5.932cm">
          <text:p text:style-name="P19">0</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3.542cm" svg:y="5.932cm">
          <text:p text:style-name="P4"><text:span text:style-name="T6">3</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22.572cm" svg:y="5.932cm">
          <text:p text:style-name="P19">12</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1.637cm" svg:y="5.932cm">
          <text:p text:style-name="P4"><text:span text:style-name="T6">61</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20.667cm" svg:y="5.932cm">
          <text:p text:style-name="P19">44</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9.714cm" svg:y="5.932cm">
          <text:p text:style-name="P4"><text:span text:style-name="T6">59</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8.755cm" svg:y="5.932cm">
          <text:p text:style-name="P19">81</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7.827cm" svg:y="5.932cm">
          <text:p text:style-name="P4"><text:span text:style-name="T6">16</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6.868cm" svg:y="5.932cm">
          <text:p text:style-name="P19">37</text:p>
          <draw:enhanced-geometry svg:viewBox="0 0 21600 21600" draw:mirror-horizontal="false" draw:mirror-vertical="false" draw:type="rectangle" draw:enhanced-path="M 0 0 L 21600 0 21600 21600 0 21600 0 0 Z N"/>
        </draw:custom-shape>
        <draw:custom-shape draw:style-name="gr79" draw:text-style-name="P23" draw:layer="layout" svg:width="0.97cm" svg:height="0.999cm" svg:x="15.904cm" svg:y="5.932cm">
          <text:p text:style-name="P4"><text:span text:style-name="T6">52</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4.945cm" svg:y="5.932cm">
          <text:p text:style-name="P19">7</text:p>
          <draw:enhanced-geometry svg:viewBox="0 0 21600 21600" draw:mirror-horizontal="false" draw:mirror-vertical="false" draw:type="rectangle" draw:enhanced-path="M 0 0 L 21600 0 21600 21600 0 21600 0 0 Z N"/>
        </draw:custom-shape>
        <draw:custom-shape draw:style-name="gr79" draw:text-style-name="P23" draw:layer="layout" svg:width="0.97cm" svg:height="0.999cm" svg:x="14.017cm" svg:y="5.932cm">
          <text:p text:style-name="P4"><text:span text:style-name="T6">2</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3.058cm" svg:y="5.932cm">
          <text:p text:style-name="P19">1</text:p>
          <draw:enhanced-geometry svg:viewBox="0 0 21600 21600" draw:mirror-horizontal="false" draw:mirror-vertical="false" draw:type="rectangle" draw:enhanced-path="M 0 0 L 21600 0 21600 21600 0 21600 0 0 Z N"/>
        </draw:custom-shape>
        <draw:custom-shape draw:style-name="gr79" draw:text-style-name="P23" draw:layer="layout" svg:width="0.97cm" svg:height="0.999cm" svg:x="12.094cm" svg:y="5.932cm">
          <text:p text:style-name="P4"><text:span text:style-name="T6">99</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1.135cm" svg:y="5.932cm">
          <text:p text:style-name="P19">10</text:p>
          <draw:enhanced-geometry svg:viewBox="0 0 21600 21600" draw:mirror-horizontal="false" draw:mirror-vertical="false" draw:type="rectangle" draw:enhanced-path="M 0 0 L 21600 0 21600 21600 0 21600 0 0 Z N"/>
        </draw:custom-shape>
        <draw:custom-shape draw:style-name="gr79" draw:text-style-name="P23" draw:layer="layout" svg:width="0.97cm" svg:height="0.999cm" svg:x="10.189cm" svg:y="5.932cm">
          <text:p text:style-name="P4"><text:span text:style-name="T6">19</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9.219cm" svg:y="5.932cm">
          <text:p text:style-name="P19">7</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8.266cm" svg:y="5.932cm">
          <text:p text:style-name="P4"><text:span text:style-name="T6">2</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7.296cm" svg:y="5.932cm">
          <text:p text:style-name="P19">65</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6.379cm" svg:y="5.932cm">
          <text:p text:style-name="P4"><text:span text:style-name="T6">99</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5.409cm" svg:y="5.932cm">
          <text:p text:style-name="P19">12</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4.456cm" svg:y="5.932cm">
          <text:p text:style-name="P4"><text:span text:style-name="T6">49</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3.486cm" svg:y="5.932cm">
          <text:p text:style-name="P19">15</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523cm" svg:y="5.932cm">
          <text:p text:style-name="P4"><text:span text:style-name="T6">35</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564cm" svg:y="5.932cm">
          <text:p text:style-name="P4"><text:span text:style-name="T6">91</text:span></text:p>
          <draw:enhanced-geometry svg:viewBox="0 0 21600 21600" draw:mirror-horizontal="false" draw:mirror-vertical="false" draw:type="rectangle" draw:enhanced-path="M 0 0 L 21600 0 21600 21600 0 21600 0 0 Z N"/>
        </draw:custom-shape>
        <draw:custom-shape draw:style-name="gr80" draw:text-style-name="P15" draw:layer="layout" svg:width="0.97cm" svg:height="0.52cm" svg:x="25.475cm" svg:y="5.332cm">
          <text:p text:style-name="P14"><text:span text:style-name="T7">25</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4.506cm" svg:y="5.332cm">
          <text:p text:style-name="P4"><text:span text:style-name="T8">24</text:span></text:p>
          <draw:enhanced-geometry svg:viewBox="0 0 21600 21600" draw:mirror-horizontal="false" draw:mirror-vertical="false" draw:type="rectangle" draw:enhanced-path="M 0 0 L 21600 0 21600 21600 0 21600 0 0 Z N"/>
        </draw:custom-shape>
        <draw:custom-shape draw:style-name="gr81" draw:text-style-name="P15" draw:layer="layout" svg:width="0.97cm" svg:height="0.52cm" svg:x="23.542cm" svg:y="5.332cm">
          <text:p text:style-name="P14"><text:span text:style-name="T7">23</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2.572cm" svg:y="5.332cm">
          <text:p text:style-name="P4"><text:span text:style-name="T8">22</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1.637cm" svg:y="5.332cm">
          <text:p text:style-name="P4"><text:span text:style-name="T8">21</text:span></text:p>
          <draw:enhanced-geometry svg:viewBox="0 0 21600 21600" draw:mirror-horizontal="false" draw:mirror-vertical="false" draw:type="rectangle" draw:enhanced-path="M 0 0 L 21600 0 21600 21600 0 21600 0 0 Z N"/>
        </draw:custom-shape>
        <draw:custom-shape draw:style-name="gr82" draw:text-style-name="P15" draw:layer="layout" svg:width="0.97cm" svg:height="0.52cm" svg:x="20.678cm" svg:y="5.332cm">
          <text:p text:style-name="P14"><text:span text:style-name="T7">20</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9.714cm" svg:y="5.332cm">
          <text:p text:style-name="P4"><text:span text:style-name="T8">19</text:span></text:p>
          <draw:enhanced-geometry svg:viewBox="0 0 21600 21600" draw:mirror-horizontal="false" draw:mirror-vertical="false" draw:type="rectangle" draw:enhanced-path="M 0 0 L 21600 0 21600 21600 0 21600 0 0 Z N"/>
        </draw:custom-shape>
        <draw:custom-shape draw:style-name="gr83" draw:text-style-name="P15" draw:layer="layout" svg:width="0.97cm" svg:height="0.52cm" svg:x="18.755cm" svg:y="5.332cm">
          <text:p text:style-name="P14"><text:span text:style-name="T7">18</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7.827cm" svg:y="5.332cm">
          <text:p text:style-name="P4"><text:span text:style-name="T8">17</text:span></text:p>
          <draw:enhanced-geometry svg:viewBox="0 0 21600 21600" draw:mirror-horizontal="false" draw:mirror-vertical="false" draw:type="rectangle" draw:enhanced-path="M 0 0 L 21600 0 21600 21600 0 21600 0 0 Z N"/>
        </draw:custom-shape>
        <draw:custom-shape draw:style-name="gr84" draw:text-style-name="P15" draw:layer="layout" svg:width="0.97cm" svg:height="0.52cm" svg:x="16.868cm" svg:y="5.332cm">
          <text:p text:style-name="P14"><text:span text:style-name="T7">16</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5.904cm" svg:y="5.332cm">
          <text:p text:style-name="P4"><text:span text:style-name="T8">15</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4.945cm" svg:y="5.332cm">
          <text:p text:style-name="P4"><text:span text:style-name="T8">14</text:span></text:p>
          <draw:enhanced-geometry svg:viewBox="0 0 21600 21600" draw:mirror-horizontal="false" draw:mirror-vertical="false" draw:type="rectangle" draw:enhanced-path="M 0 0 L 21600 0 21600 21600 0 21600 0 0 Z N"/>
        </draw:custom-shape>
        <draw:custom-shape draw:style-name="gr85" draw:text-style-name="P15" draw:layer="layout" svg:width="0.97cm" svg:height="0.52cm" svg:x="14.017cm" svg:y="5.332cm">
          <text:p text:style-name="P14"><text:span text:style-name="T7">13</text:span></text:p>
          <draw:enhanced-geometry svg:viewBox="0 0 21600 21600" draw:mirror-horizontal="false" draw:mirror-vertical="false" draw:type="rectangle" draw:enhanced-path="M 0 0 L 21600 0 21600 21600 0 21600 0 0 Z N"/>
        </draw:custom-shape>
        <draw:custom-shape draw:style-name="gr86" draw:text-style-name="P15" draw:layer="layout" svg:width="0.97cm" svg:height="0.52cm" svg:x="13.058cm" svg:y="5.332cm">
          <text:p text:style-name="P14"><text:span text:style-name="T7">12</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2.094cm" svg:y="5.332cm">
          <text:p text:style-name="P4"><text:span text:style-name="T8">11</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1.135cm" svg:y="5.332cm">
          <text:p text:style-name="P4"><text:span text:style-name="T8">10</text:span></text:p>
          <draw:enhanced-geometry svg:viewBox="0 0 21600 21600" draw:mirror-horizontal="false" draw:mirror-vertical="false" draw:type="rectangle" draw:enhanced-path="M 0 0 L 21600 0 21600 21600 0 21600 0 0 Z N"/>
        </draw:custom-shape>
        <draw:custom-shape draw:style-name="gr87" draw:text-style-name="P15" draw:layer="layout" svg:width="0.97cm" svg:height="0.52cm" svg:x="10.189cm" svg:y="5.332cm">
          <text:p text:style-name="P14"><text:span text:style-name="T7">9</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9.219cm" svg:y="5.332cm">
          <text:p text:style-name="P4"><text:span text:style-name="T8">8</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8.266cm" svg:y="5.332cm">
          <text:p text:style-name="P4"><text:span text:style-name="T8">7</text:span></text:p>
          <draw:enhanced-geometry svg:viewBox="0 0 21600 21600" draw:mirror-horizontal="false" draw:mirror-vertical="false" draw:type="rectangle" draw:enhanced-path="M 0 0 L 21600 0 21600 21600 0 21600 0 0 Z N"/>
        </draw:custom-shape>
        <draw:custom-shape draw:style-name="gr88" draw:text-style-name="P15" draw:layer="layout" svg:width="0.97cm" svg:height="0.52cm" svg:x="7.296cm" svg:y="5.332cm">
          <text:p text:style-name="P14"><text:span text:style-name="T7">6</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6.379cm" svg:y="5.332cm">
          <text:p text:style-name="P4"><text:span text:style-name="T8">5</text:span></text:p>
          <draw:enhanced-geometry svg:viewBox="0 0 21600 21600" draw:mirror-horizontal="false" draw:mirror-vertical="false" draw:type="rectangle" draw:enhanced-path="M 0 0 L 21600 0 21600 21600 0 21600 0 0 Z N"/>
        </draw:custom-shape>
        <draw:custom-shape draw:style-name="gr89" draw:text-style-name="P15" draw:layer="layout" svg:width="0.97cm" svg:height="0.52cm" svg:x="5.409cm" svg:y="5.332cm">
          <text:p text:style-name="P14"><text:span text:style-name="T7">4</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4.456cm" svg:y="5.332cm">
          <text:p text:style-name="P4"><text:span text:style-name="T8">3</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3.486cm" svg:y="5.332cm">
          <text:p text:style-name="P4"><text:span text:style-name="T8">2</text:span></text:p>
          <draw:enhanced-geometry svg:viewBox="0 0 21600 21600" draw:mirror-horizontal="false" draw:mirror-vertical="false" draw:type="rectangle" draw:enhanced-path="M 0 0 L 21600 0 21600 21600 0 21600 0 0 Z N"/>
        </draw:custom-shape>
        <draw:custom-shape draw:style-name="gr90" draw:text-style-name="P15" draw:layer="layout" svg:width="0.97cm" svg:height="0.52cm" svg:x="2.523cm" svg:y="5.332cm">
          <text:p text:style-name="P14"><text:span text:style-name="T7">1</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9cm" svg:x="1.556cm" svg:y="5.323cm">
          <text:p text:style-name="P6"><text:span text:style-name="T8">0</text:span></text:p>
          <draw:enhanced-geometry svg:viewBox="0 0 21600 21600" draw:mirror-horizontal="false" draw:mirror-vertical="false" draw:type="rectangle" draw:enhanced-path="M 0 0 L 21600 0 21600 21600 0 21600 0 0 Z N"/>
        </draw:custom-shape>
        <draw:frame draw:style-name="gr91" draw:text-style-name="P3" draw:layer="layout" svg:width="3.639cm" svg:height="0.962cm" svg:x="1.061cm" svg:y="1cm">
          <draw:text-box>
            <text:p>Merge Sort</text:p>
          </draw:text-box>
        </draw:frame>
        <draw:frame draw:style-name="gr6" draw:text-style-name="P9" draw:layer="layout" svg:width="25.331cm" svg:height="1.362cm" svg:x="1.069cm" svg:y="1.952cm">
          <draw:text-box>
            <text:p><text:span text:style-name="T2">- </text:span><text:span text:style-name="T2">R</text:span><text:span text:style-name="T2">e</text:span><text:span text:style-name="T2">c</text:span><text:span text:style-name="T2">ur</text:span><text:span text:style-name="T2">si</text:span><text:span text:style-name="T2">v</text:span><text:span text:style-name="T2">el</text:span><text:span text:style-name="T2">y, </text:span><text:span text:style-name="T2">di</text:span><text:span text:style-name="T2">vi</text:span><text:span text:style-name="T2">d</text:span><text:span text:style-name="T2">e</text:span><text:span text:style-name="T2">s </text:span><text:span text:style-name="T2">th</text:span><text:span text:style-name="T2">e </text:span><text:span text:style-name="T2">d</text:span><text:span text:style-name="T2">at</text:span><text:span text:style-name="T2">a </text:span><text:span text:style-name="T2">in </text:span><text:span text:style-name="T2">t</text:span><text:span text:style-name="T2">w</text:span><text:span text:style-name="T2">o </text:span><text:span text:style-name="T2">h</text:span><text:span text:style-name="T2">al</text:span><text:span text:style-name="T2">v</text:span><text:span text:style-name="T2">e</text:span><text:span text:style-name="T2">s, </text:span><text:span text:style-name="T2">u</text:span><text:span text:style-name="T2">nt</text:span><text:span text:style-name="T2">il </text:span><text:span text:style-name="T2">e</text:span><text:span text:style-name="T2">a</text:span><text:span text:style-name="T2">c</text:span><text:span text:style-name="T2">h </text:span><text:span text:style-name="T2">p</text:span><text:span text:style-name="T2">ar</text:span><text:span text:style-name="T2">t </text:span><text:span text:style-name="T2">h</text:span><text:span text:style-name="T2">a</text:span><text:span text:style-name="T2">s </text:span><text:span text:style-name="T2">o</text:span><text:span text:style-name="T2">nl</text:span><text:span text:style-name="T2">y </text:span><text:span text:style-name="T2">o</text:span><text:span text:style-name="T2">n</text:span><text:span text:style-name="T2">e </text:span><text:span text:style-name="T2">el</text:span><text:span text:style-name="T2">e</text:span><text:span text:style-name="T2">m</text:span><text:span text:style-name="T2">e</text:span><text:span text:style-name="T2">nt </text:span><text:span text:style-name="T2">a</text:span><text:span text:style-name="T2">n</text:span><text:span text:style-name="T2">d </text:span><text:span text:style-name="T2">m</text:span><text:span text:style-name="T2">er</text:span><text:span text:style-name="T2">g</text:span><text:span text:style-name="T2">e </text:span><text:span text:style-name="T2">e</text:span><text:span text:style-name="T2">a</text:span><text:span text:style-name="T2">c</text:span><text:span text:style-name="T2">h </text:span><text:span text:style-name="T2">p</text:span><text:span text:style-name="T2">ar</text:span><text:span text:style-name="T2">t </text:span><text:span text:style-name="T2">w</text:span><text:span text:style-name="T2">h</text:span><text:span text:style-name="T2">e</text:span><text:span text:style-name="T2">n </text:span><text:span text:style-name="T2">re</text:span><text:span text:style-name="T2">tu</text:span><text:span text:style-name="T2">rn</text:span><text:span text:style-name="T2">in</text:span><text:span text:style-name="T2">g </text:span><text:span text:style-name="T2">fr</text:span><text:span text:style-name="T2">o</text:span><text:span text:style-name="T2">m </text:span><text:span text:style-name="T2">th</text:span><text:span text:style-name="T2">e </text:span><text:span text:style-name="T2">re</text:span><text:span text:style-name="T2">c</text:span><text:span text:style-name="T2">ur</text:span><text:span text:style-name="T2">si</text:span><text:span text:style-name="T2">o</text:span><text:span text:style-name="T2">n</text:span></text:p>
          </draw:text-box>
        </draw:frame>
        <draw:custom-shape draw:style-name="gr11" draw:text-style-name="P13" draw:layer="layout" svg:width="0.97cm" svg:height="0.999cm" svg:x="25.466cm" svg:y="7.132cm">
          <text:p text:style-name="P4"><text:span text:style-name="T6">33</text:span></text:p>
          <draw:enhanced-geometry svg:viewBox="0 0 21600 21600" draw:mirror-horizontal="false" draw:mirror-vertical="false" draw:type="rectangle" draw:enhanced-path="M 0 0 L 21600 0 21600 21600 0 21600 0 0 Z N"/>
        </draw:custom-shape>
        <draw:custom-shape draw:style-name="gr92" draw:text-style-name="P24" draw:layer="layout" svg:width="0.97cm" svg:height="0.999cm" svg:x="24.496cm" svg:y="7.132cm">
          <text:p text:style-name="P19">0</text:p>
          <draw:enhanced-geometry svg:viewBox="0 0 21600 21600" draw:mirror-horizontal="false" draw:mirror-vertical="false" draw:type="rectangle" draw:enhanced-path="M 0 0 L 21600 0 21600 21600 0 21600 0 0 Z N"/>
        </draw:custom-shape>
        <draw:custom-shape draw:style-name="gr93" draw:text-style-name="P25" draw:layer="layout" svg:width="0.97cm" svg:height="0.999cm" svg:x="23.543cm" svg:y="7.132cm">
          <text:p text:style-name="P19">12</text:p>
          <draw:enhanced-geometry svg:viewBox="0 0 21600 21600" draw:mirror-horizontal="false" draw:mirror-vertical="false" draw:type="rectangle" draw:enhanced-path="M 0 0 L 21600 0 21600 21600 0 21600 0 0 Z N"/>
        </draw:custom-shape>
        <draw:custom-shape draw:style-name="gr94" draw:text-style-name="P25" draw:layer="layout" svg:width="0.97cm" svg:height="0.999cm" svg:x="22.573cm" svg:y="7.132cm">
          <text:p text:style-name="P19">3</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21.638cm" svg:y="7.132cm">
          <text:p text:style-name="P4"><text:span text:style-name="T6">61</text:span></text:p>
          <draw:enhanced-geometry svg:viewBox="0 0 21600 21600" draw:mirror-horizontal="false" draw:mirror-vertical="false" draw:type="rectangle" draw:enhanced-path="M 0 0 L 21600 0 21600 21600 0 21600 0 0 Z N"/>
        </draw:custom-shape>
        <draw:custom-shape draw:style-name="gr95" draw:text-style-name="P24" draw:layer="layout" svg:width="0.97cm" svg:height="0.999cm" svg:x="20.668cm" svg:y="7.132cm">
          <text:p text:style-name="P19">44</text:p>
          <draw:enhanced-geometry svg:viewBox="0 0 21600 21600" draw:mirror-horizontal="false" draw:mirror-vertical="false" draw:type="rectangle" draw:enhanced-path="M 0 0 L 21600 0 21600 21600 0 21600 0 0 Z N"/>
        </draw:custom-shape>
        <draw:custom-shape draw:style-name="gr96" draw:text-style-name="P25" draw:layer="layout" svg:width="0.97cm" svg:height="0.999cm" svg:x="19.715cm" svg:y="7.132cm">
          <text:p text:style-name="P19">81</text:p>
          <draw:enhanced-geometry svg:viewBox="0 0 21600 21600" draw:mirror-horizontal="false" draw:mirror-vertical="false" draw:type="rectangle" draw:enhanced-path="M 0 0 L 21600 0 21600 21600 0 21600 0 0 Z N"/>
        </draw:custom-shape>
        <draw:custom-shape draw:style-name="gr97" draw:text-style-name="P25" draw:layer="layout" svg:width="0.97cm" svg:height="0.999cm" svg:x="18.756cm" svg:y="7.132cm">
          <text:p text:style-name="P19">59</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7.828cm" svg:y="7.132cm">
          <text:p text:style-name="P4"><text:span text:style-name="T6">37</text:span></text:p>
          <draw:enhanced-geometry svg:viewBox="0 0 21600 21600" draw:mirror-horizontal="false" draw:mirror-vertical="false" draw:type="rectangle" draw:enhanced-path="M 0 0 L 21600 0 21600 21600 0 21600 0 0 Z N"/>
        </draw:custom-shape>
        <draw:custom-shape draw:style-name="gr98" draw:text-style-name="P24" draw:layer="layout" svg:width="0.97cm" svg:height="0.999cm" svg:x="16.869cm" svg:y="7.132cm">
          <text:p text:style-name="P19">16</text:p>
          <draw:enhanced-geometry svg:viewBox="0 0 21600 21600" draw:mirror-horizontal="false" draw:mirror-vertical="false" draw:type="rectangle" draw:enhanced-path="M 0 0 L 21600 0 21600 21600 0 21600 0 0 Z N"/>
        </draw:custom-shape>
        <draw:custom-shape draw:style-name="gr99" draw:text-style-name="P25" draw:layer="layout" svg:width="0.97cm" svg:height="0.999cm" svg:x="15.905cm" svg:y="7.132cm">
          <text:p text:style-name="P19">52</text:p>
          <draw:enhanced-geometry svg:viewBox="0 0 21600 21600" draw:mirror-horizontal="false" draw:mirror-vertical="false" draw:type="rectangle" draw:enhanced-path="M 0 0 L 21600 0 21600 21600 0 21600 0 0 Z N"/>
        </draw:custom-shape>
        <draw:custom-shape draw:style-name="gr100" draw:text-style-name="P25" draw:layer="layout" svg:width="0.97cm" svg:height="0.999cm" svg:x="14.946cm" svg:y="7.132cm">
          <text:p text:style-name="P19">7</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4.018cm" svg:y="7.132cm">
          <text:p text:style-name="P19">2</text:p>
          <draw:enhanced-geometry svg:viewBox="0 0 21600 21600" draw:mirror-horizontal="false" draw:mirror-vertical="false" draw:type="rectangle" draw:enhanced-path="M 0 0 L 21600 0 21600 21600 0 21600 0 0 Z N"/>
        </draw:custom-shape>
        <draw:custom-shape draw:style-name="gr101" draw:text-style-name="P24" draw:layer="layout" svg:width="0.97cm" svg:height="0.999cm" svg:x="13.059cm" svg:y="7.132cm">
          <text:p text:style-name="P19">1</text:p>
          <draw:enhanced-geometry svg:viewBox="0 0 21600 21600" draw:mirror-horizontal="false" draw:mirror-vertical="false" draw:type="rectangle" draw:enhanced-path="M 0 0 L 21600 0 21600 21600 0 21600 0 0 Z N"/>
        </draw:custom-shape>
        <draw:custom-shape draw:style-name="gr79" draw:text-style-name="P23" draw:layer="layout" svg:width="0.97cm" svg:height="0.999cm" svg:x="12.095cm" svg:y="7.132cm">
          <text:p text:style-name="P4"><text:span text:style-name="T6">99</text:span></text:p>
          <draw:enhanced-geometry svg:viewBox="0 0 21600 21600" draw:mirror-horizontal="false" draw:mirror-vertical="false" draw:type="rectangle" draw:enhanced-path="M 0 0 L 21600 0 21600 21600 0 21600 0 0 Z N"/>
        </draw:custom-shape>
        <draw:custom-shape draw:style-name="gr102" draw:text-style-name="P25" draw:layer="layout" svg:width="0.97cm" svg:height="0.999cm" svg:x="11.136cm" svg:y="7.132cm">
          <text:p text:style-name="P19">10</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0.19cm" svg:y="7.132cm">
          <text:p text:style-name="P19">19</text:p>
          <draw:enhanced-geometry svg:viewBox="0 0 21600 21600" draw:mirror-horizontal="false" draw:mirror-vertical="false" draw:type="rectangle" draw:enhanced-path="M 0 0 L 21600 0 21600 21600 0 21600 0 0 Z N"/>
        </draw:custom-shape>
        <draw:custom-shape draw:style-name="gr103" draw:text-style-name="P24" draw:layer="layout" svg:width="0.97cm" svg:height="0.999cm" svg:x="9.22cm" svg:y="7.132cm">
          <text:p text:style-name="P19">7</text:p>
          <draw:enhanced-geometry svg:viewBox="0 0 21600 21600" draw:mirror-horizontal="false" draw:mirror-vertical="false" draw:type="rectangle" draw:enhanced-path="M 0 0 L 21600 0 21600 21600 0 21600 0 0 Z N"/>
        </draw:custom-shape>
        <draw:custom-shape draw:style-name="gr79" draw:text-style-name="P23" draw:layer="layout" svg:width="0.97cm" svg:height="0.999cm" svg:x="8.267cm" svg:y="7.132cm">
          <text:p text:style-name="P4"><text:span text:style-name="T6">65</text:span></text:p>
          <draw:enhanced-geometry svg:viewBox="0 0 21600 21600" draw:mirror-horizontal="false" draw:mirror-vertical="false" draw:type="rectangle" draw:enhanced-path="M 0 0 L 21600 0 21600 21600 0 21600 0 0 Z N"/>
        </draw:custom-shape>
        <draw:custom-shape draw:style-name="gr104" draw:text-style-name="P25" draw:layer="layout" svg:width="0.97cm" svg:height="0.999cm" svg:x="7.297cm" svg:y="7.132cm">
          <text:p text:style-name="P19">2</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6.38cm" svg:y="7.132cm">
          <text:p text:style-name="P19">99</text:p>
          <draw:enhanced-geometry svg:viewBox="0 0 21600 21600" draw:mirror-horizontal="false" draw:mirror-vertical="false" draw:type="rectangle" draw:enhanced-path="M 0 0 L 21600 0 21600 21600 0 21600 0 0 Z N"/>
        </draw:custom-shape>
        <draw:custom-shape draw:style-name="gr105" draw:text-style-name="P24" draw:layer="layout" svg:width="0.97cm" svg:height="0.999cm" svg:x="5.41cm" svg:y="7.132cm">
          <text:p text:style-name="P19">12</text:p>
          <draw:enhanced-geometry svg:viewBox="0 0 21600 21600" draw:mirror-horizontal="false" draw:mirror-vertical="false" draw:type="rectangle" draw:enhanced-path="M 0 0 L 21600 0 21600 21600 0 21600 0 0 Z N"/>
        </draw:custom-shape>
        <draw:custom-shape draw:style-name="gr79" draw:text-style-name="P23" draw:layer="layout" svg:width="0.97cm" svg:height="0.999cm" svg:x="4.457cm" svg:y="7.132cm">
          <text:p text:style-name="P4"><text:span text:style-name="T6">4</text:span><text:span text:style-name="T6">9</text:span></text:p>
          <draw:enhanced-geometry svg:viewBox="0 0 21600 21600" draw:mirror-horizontal="false" draw:mirror-vertical="false" draw:type="rectangle" draw:enhanced-path="M 0 0 L 21600 0 21600 21600 0 21600 0 0 Z N"/>
        </draw:custom-shape>
        <draw:custom-shape draw:style-name="gr106" draw:text-style-name="P25" draw:layer="layout" svg:width="0.97cm" svg:height="0.999cm" svg:x="3.487cm" svg:y="7.132cm">
          <text:p text:style-name="P19">15</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2.524cm" svg:y="7.132cm">
          <text:p text:style-name="P19">91</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565cm" svg:y="7.132cm">
          <text:p text:style-name="P19">35</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4.457cm" svg:y="8.432cm">
          <text:p text:style-name="P4"><text:span text:style-name="T6">91</text:span></text:p>
          <draw:enhanced-geometry svg:viewBox="0 0 21600 21600" draw:mirror-horizontal="false" draw:mirror-vertical="false" draw:type="rectangle" draw:enhanced-path="M 0 0 L 21600 0 21600 21600 0 21600 0 0 Z N"/>
        </draw:custom-shape>
        <draw:custom-shape draw:style-name="gr107" draw:text-style-name="P24" draw:layer="layout" svg:width="0.97cm" svg:height="0.999cm" svg:x="3.487cm" svg:y="8.432cm">
          <text:p text:style-name="P19">49</text:p>
          <draw:enhanced-geometry svg:viewBox="0 0 21600 21600" draw:mirror-horizontal="false" draw:mirror-vertical="false" draw:type="rectangle" draw:enhanced-path="M 0 0 L 21600 0 21600 21600 0 21600 0 0 Z N"/>
        </draw:custom-shape>
        <draw:custom-shape draw:style-name="gr108" draw:text-style-name="P24" draw:layer="layout" svg:width="0.97cm" svg:height="0.999cm" svg:x="2.524cm" svg:y="8.432cm">
          <text:p text:style-name="P19">35</text:p>
          <draw:enhanced-geometry svg:viewBox="0 0 21600 21600" draw:mirror-horizontal="false" draw:mirror-vertical="false" draw:type="rectangle" draw:enhanced-path="M 0 0 L 21600 0 21600 21600 0 21600 0 0 Z N"/>
        </draw:custom-shape>
        <draw:custom-shape draw:style-name="gr109" draw:text-style-name="P24" draw:layer="layout" svg:width="0.97cm" svg:height="0.999cm" svg:x="1.565cm" svg:y="8.432cm">
          <text:p text:style-name="P19">15</text:p>
          <draw:enhanced-geometry svg:viewBox="0 0 21600 21600" draw:mirror-horizontal="false" draw:mirror-vertical="false" draw:type="rectangle" draw:enhanced-path="M 0 0 L 21600 0 21600 21600 0 21600 0 0 Z N"/>
        </draw:custom-shape>
        <draw:custom-shape draw:style-name="gr79" draw:text-style-name="P23" draw:layer="layout" svg:width="0.97cm" svg:height="0.999cm" svg:x="8.268cm" svg:y="8.432cm">
          <text:p text:style-name="P4"><text:span text:style-name="T6">99</text:span></text:p>
          <draw:enhanced-geometry svg:viewBox="0 0 21600 21600" draw:mirror-horizontal="false" draw:mirror-vertical="false" draw:type="rectangle" draw:enhanced-path="M 0 0 L 21600 0 21600 21600 0 21600 0 0 Z N"/>
        </draw:custom-shape>
        <draw:custom-shape draw:style-name="gr110" draw:text-style-name="P25" draw:layer="layout" svg:width="0.97cm" svg:height="0.999cm" svg:x="7.298cm" svg:y="8.432cm">
          <text:p text:style-name="P19">65</text:p>
          <draw:enhanced-geometry svg:viewBox="0 0 21600 21600" draw:mirror-horizontal="false" draw:mirror-vertical="false" draw:type="rectangle" draw:enhanced-path="M 0 0 L 21600 0 21600 21600 0 21600 0 0 Z N"/>
        </draw:custom-shape>
        <draw:custom-shape draw:style-name="gr111" draw:text-style-name="P25" draw:layer="layout" svg:width="0.97cm" svg:height="0.999cm" svg:x="6.381cm" svg:y="8.432cm">
          <text:p text:style-name="P19">12</text:p>
          <draw:enhanced-geometry svg:viewBox="0 0 21600 21600" draw:mirror-horizontal="false" draw:mirror-vertical="false" draw:type="rectangle" draw:enhanced-path="M 0 0 L 21600 0 21600 21600 0 21600 0 0 Z N"/>
        </draw:custom-shape>
        <draw:custom-shape draw:style-name="gr112" draw:text-style-name="P25" draw:layer="layout" svg:width="0.97cm" svg:height="0.999cm" svg:x="5.411cm" svg:y="8.432cm">
          <text:p text:style-name="P19">2</text:p>
          <draw:enhanced-geometry svg:viewBox="0 0 21600 21600" draw:mirror-horizontal="false" draw:mirror-vertical="false" draw:type="rectangle" draw:enhanced-path="M 0 0 L 21600 0 21600 21600 0 21600 0 0 Z N"/>
        </draw:custom-shape>
        <draw:custom-shape draw:style-name="gr113" draw:text-style-name="P26" draw:layer="layout" svg:width="0.635cm" svg:height="0.635cm" svg:x="26.082cm" svg:y="12.11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4" draw:text-style-name="P10" draw:layer="layout" svg:width="0.635cm" svg:height="0.635cm" svg:x="16.557cm" svg:y="12.11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13" draw:layer="layout" svg:width="0.97cm" svg:height="0.999cm" svg:x="12.096cm" svg:y="8.432cm">
          <text:p text:style-name="P4"><text:span text:style-name="T6">99</text:span></text:p>
          <draw:enhanced-geometry svg:viewBox="0 0 21600 21600" draw:mirror-horizontal="false" draw:mirror-vertical="false" draw:type="rectangle" draw:enhanced-path="M 0 0 L 21600 0 21600 21600 0 21600 0 0 Z N"/>
        </draw:custom-shape>
        <draw:custom-shape draw:style-name="gr115" draw:text-style-name="P24" draw:layer="layout" svg:width="0.97cm" svg:height="0.999cm" svg:x="11.137cm" svg:y="8.432cm">
          <text:p text:style-name="P19">19</text:p>
          <draw:enhanced-geometry svg:viewBox="0 0 21600 21600" draw:mirror-horizontal="false" draw:mirror-vertical="false" draw:type="rectangle" draw:enhanced-path="M 0 0 L 21600 0 21600 21600 0 21600 0 0 Z N"/>
        </draw:custom-shape>
        <draw:custom-shape draw:style-name="gr116" draw:text-style-name="P24" draw:layer="layout" svg:width="0.97cm" svg:height="0.999cm" svg:x="10.191cm" svg:y="8.432cm">
          <text:p text:style-name="P19">10</text:p>
          <draw:enhanced-geometry svg:viewBox="0 0 21600 21600" draw:mirror-horizontal="false" draw:mirror-vertical="false" draw:type="rectangle" draw:enhanced-path="M 0 0 L 21600 0 21600 21600 0 21600 0 0 Z N"/>
        </draw:custom-shape>
        <draw:custom-shape draw:style-name="gr117" draw:text-style-name="P24" draw:layer="layout" svg:width="0.97cm" svg:height="0.999cm" svg:x="9.221cm" svg:y="8.432cm">
          <text:p text:style-name="P19">7</text:p>
          <draw:enhanced-geometry svg:viewBox="0 0 21600 21600" draw:mirror-horizontal="false" draw:mirror-vertical="false" draw:type="rectangle" draw:enhanced-path="M 0 0 L 21600 0 21600 21600 0 21600 0 0 Z N"/>
        </draw:custom-shape>
        <draw:custom-shape draw:style-name="gr118" draw:text-style-name="P25" draw:layer="layout" svg:width="0.97cm" svg:height="0.999cm" svg:x="15.905cm" svg:y="8.432cm">
          <text:p text:style-name="P19">52</text:p>
          <draw:enhanced-geometry svg:viewBox="0 0 21600 21600" draw:mirror-horizontal="false" draw:mirror-vertical="false" draw:type="rectangle" draw:enhanced-path="M 0 0 L 21600 0 21600 21600 0 21600 0 0 Z N"/>
        </draw:custom-shape>
        <draw:custom-shape draw:style-name="gr119" draw:text-style-name="P25" draw:layer="layout" svg:width="0.97cm" svg:height="0.999cm" svg:x="14.946cm" svg:y="8.432cm">
          <text:p text:style-name="P19">7</text:p>
          <draw:enhanced-geometry svg:viewBox="0 0 21600 21600" draw:mirror-horizontal="false" draw:mirror-vertical="false" draw:type="rectangle" draw:enhanced-path="M 0 0 L 21600 0 21600 21600 0 21600 0 0 Z N"/>
        </draw:custom-shape>
        <draw:custom-shape draw:style-name="gr120" draw:text-style-name="P25" draw:layer="layout" svg:width="0.97cm" svg:height="0.999cm" svg:x="14.018cm" svg:y="8.432cm">
          <text:p text:style-name="P19">2</text:p>
          <draw:enhanced-geometry svg:viewBox="0 0 21600 21600" draw:mirror-horizontal="false" draw:mirror-vertical="false" draw:type="rectangle" draw:enhanced-path="M 0 0 L 21600 0 21600 21600 0 21600 0 0 Z N"/>
        </draw:custom-shape>
        <draw:custom-shape draw:style-name="gr121" draw:text-style-name="P25" draw:layer="layout" svg:width="0.97cm" svg:height="0.999cm" svg:x="13.059cm" svg:y="8.432cm">
          <text:p text:style-name="P19">1</text:p>
          <draw:enhanced-geometry svg:viewBox="0 0 21600 21600" draw:mirror-horizontal="false" draw:mirror-vertical="false" draw:type="rectangle" draw:enhanced-path="M 0 0 L 21600 0 21600 21600 0 21600 0 0 Z N"/>
        </draw:custom-shape>
        <draw:custom-shape draw:style-name="gr122" draw:text-style-name="P24" draw:layer="layout" svg:width="0.97cm" svg:height="0.999cm" svg:x="19.715cm" svg:y="8.432cm">
          <text:p text:style-name="P19">81</text:p>
          <draw:enhanced-geometry svg:viewBox="0 0 21600 21600" draw:mirror-horizontal="false" draw:mirror-vertical="false" draw:type="rectangle" draw:enhanced-path="M 0 0 L 21600 0 21600 21600 0 21600 0 0 Z N"/>
        </draw:custom-shape>
        <draw:custom-shape draw:style-name="gr123" draw:text-style-name="P24" draw:layer="layout" svg:width="0.97cm" svg:height="0.999cm" svg:x="18.756cm" svg:y="8.432cm">
          <text:p text:style-name="P19">59</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7.828cm" svg:y="8.432cm">
          <text:p text:style-name="P4"><text:span text:style-name="T6">37</text:span></text:p>
          <draw:enhanced-geometry svg:viewBox="0 0 21600 21600" draw:mirror-horizontal="false" draw:mirror-vertical="false" draw:type="rectangle" draw:enhanced-path="M 0 0 L 21600 0 21600 21600 0 21600 0 0 Z N"/>
        </draw:custom-shape>
        <draw:custom-shape draw:style-name="gr124" draw:text-style-name="P24" draw:layer="layout" svg:width="0.97cm" svg:height="0.999cm" svg:x="16.869cm" svg:y="8.432cm">
          <text:p text:style-name="P19">16</text:p>
          <draw:enhanced-geometry svg:viewBox="0 0 21600 21600" draw:mirror-horizontal="false" draw:mirror-vertical="false" draw:type="rectangle" draw:enhanced-path="M 0 0 L 21600 0 21600 21600 0 21600 0 0 Z N"/>
        </draw:custom-shape>
        <draw:custom-shape draw:style-name="gr125" draw:text-style-name="P25" draw:layer="layout" svg:width="0.97cm" svg:height="0.999cm" svg:x="23.544cm" svg:y="8.432cm">
          <text:p text:style-name="P19">61</text:p>
          <draw:enhanced-geometry svg:viewBox="0 0 21600 21600" draw:mirror-horizontal="false" draw:mirror-vertical="false" draw:type="rectangle" draw:enhanced-path="M 0 0 L 21600 0 21600 21600 0 21600 0 0 Z N"/>
        </draw:custom-shape>
        <draw:custom-shape draw:style-name="gr126" draw:text-style-name="P25" draw:layer="layout" svg:width="0.97cm" svg:height="0.999cm" svg:x="22.574cm" svg:y="8.432cm">
          <text:p text:style-name="P19">44</text:p>
          <draw:enhanced-geometry svg:viewBox="0 0 21600 21600" draw:mirror-horizontal="false" draw:mirror-vertical="false" draw:type="rectangle" draw:enhanced-path="M 0 0 L 21600 0 21600 21600 0 21600 0 0 Z N"/>
        </draw:custom-shape>
        <draw:custom-shape draw:style-name="gr79" draw:text-style-name="P23" draw:layer="layout" svg:width="0.97cm" svg:height="0.999cm" svg:x="21.639cm" svg:y="8.432cm">
          <text:p text:style-name="P19">12</text:p>
          <draw:enhanced-geometry svg:viewBox="0 0 21600 21600" draw:mirror-horizontal="false" draw:mirror-vertical="false" draw:type="rectangle" draw:enhanced-path="M 0 0 L 21600 0 21600 21600 0 21600 0 0 Z N"/>
        </draw:custom-shape>
        <draw:custom-shape draw:style-name="gr127" draw:text-style-name="P25" draw:layer="layout" svg:width="0.97cm" svg:height="0.999cm" svg:x="20.669cm" svg:y="8.432cm">
          <text:p text:style-name="P19">3</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25.466cm" svg:y="8.432cm">
          <text:p text:style-name="P4"><text:span text:style-name="T6">33</text:span></text:p>
          <draw:enhanced-geometry svg:viewBox="0 0 21600 21600" draw:mirror-horizontal="false" draw:mirror-vertical="false" draw:type="rectangle" draw:enhanced-path="M 0 0 L 21600 0 21600 21600 0 21600 0 0 Z N"/>
        </draw:custom-shape>
        <draw:custom-shape draw:style-name="gr128" draw:text-style-name="P24" draw:layer="layout" svg:width="0.97cm" svg:height="0.999cm" svg:x="24.496cm" svg:y="8.432cm">
          <text:p text:style-name="P19">0</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4.458cm" svg:y="9.732cm">
          <text:p text:style-name="P4"><text:span text:style-name="T6">35</text:span></text:p>
          <draw:enhanced-geometry svg:viewBox="0 0 21600 21600" draw:mirror-horizontal="false" draw:mirror-vertical="false" draw:type="rectangle" draw:enhanced-path="M 0 0 L 21600 0 21600 21600 0 21600 0 0 Z N"/>
        </draw:custom-shape>
        <draw:custom-shape draw:style-name="gr129" draw:text-style-name="P24" draw:layer="layout" svg:width="0.97cm" svg:height="0.999cm" svg:x="3.488cm" svg:y="9.732cm">
          <text:p text:style-name="P19">15</text:p>
          <draw:enhanced-geometry svg:viewBox="0 0 21600 21600" draw:mirror-horizontal="false" draw:mirror-vertical="false" draw:type="rectangle" draw:enhanced-path="M 0 0 L 21600 0 21600 21600 0 21600 0 0 Z N"/>
        </draw:custom-shape>
        <draw:custom-shape draw:style-name="gr130" draw:text-style-name="P24" draw:layer="layout" svg:width="0.97cm" svg:height="0.999cm" svg:x="2.525cm" svg:y="9.732cm">
          <text:p text:style-name="P19">12</text:p>
          <draw:enhanced-geometry svg:viewBox="0 0 21600 21600" draw:mirror-horizontal="false" draw:mirror-vertical="false" draw:type="rectangle" draw:enhanced-path="M 0 0 L 21600 0 21600 21600 0 21600 0 0 Z N"/>
        </draw:custom-shape>
        <draw:custom-shape draw:style-name="gr131" draw:text-style-name="P24" draw:layer="layout" svg:width="0.97cm" svg:height="0.999cm" svg:x="1.566cm" svg:y="9.732cm">
          <text:p text:style-name="P19">2</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8.269cm" svg:y="9.732cm">
          <text:p text:style-name="P19">99</text:p>
          <draw:enhanced-geometry svg:viewBox="0 0 21600 21600" draw:mirror-horizontal="false" draw:mirror-vertical="false" draw:type="rectangle" draw:enhanced-path="M 0 0 L 21600 0 21600 21600 0 21600 0 0 Z N"/>
        </draw:custom-shape>
        <draw:custom-shape draw:style-name="gr132" draw:text-style-name="P24" draw:layer="layout" svg:width="0.97cm" svg:height="0.999cm" svg:x="7.299cm" svg:y="9.732cm">
          <text:p text:style-name="P19">91</text:p>
          <draw:enhanced-geometry svg:viewBox="0 0 21600 21600" draw:mirror-horizontal="false" draw:mirror-vertical="false" draw:type="rectangle" draw:enhanced-path="M 0 0 L 21600 0 21600 21600 0 21600 0 0 Z N"/>
        </draw:custom-shape>
        <draw:custom-shape draw:style-name="gr133" draw:text-style-name="P24" draw:layer="layout" svg:width="0.97cm" svg:height="0.999cm" svg:x="6.382cm" svg:y="9.732cm">
          <text:p text:style-name="P19">65</text:p>
          <draw:enhanced-geometry svg:viewBox="0 0 21600 21600" draw:mirror-horizontal="false" draw:mirror-vertical="false" draw:type="rectangle" draw:enhanced-path="M 0 0 L 21600 0 21600 21600 0 21600 0 0 Z N"/>
        </draw:custom-shape>
        <draw:custom-shape draw:style-name="gr134" draw:text-style-name="P24" draw:layer="layout" svg:width="0.97cm" svg:height="0.999cm" svg:x="5.412cm" svg:y="9.732cm">
          <text:p text:style-name="P19">49</text:p>
          <draw:enhanced-geometry svg:viewBox="0 0 21600 21600" draw:mirror-horizontal="false" draw:mirror-vertical="false" draw:type="rectangle" draw:enhanced-path="M 0 0 L 21600 0 21600 21600 0 21600 0 0 Z N"/>
        </draw:custom-shape>
        <draw:custom-shape draw:style-name="gr79" draw:text-style-name="P23" draw:layer="layout" svg:width="0.97cm" svg:height="0.999cm" svg:x="12.096cm" svg:y="9.732cm">
          <text:p text:style-name="P19">7</text:p>
          <draw:enhanced-geometry svg:viewBox="0 0 21600 21600" draw:mirror-horizontal="false" draw:mirror-vertical="false" draw:type="rectangle" draw:enhanced-path="M 0 0 L 21600 0 21600 21600 0 21600 0 0 Z N"/>
        </draw:custom-shape>
        <draw:custom-shape draw:style-name="gr135" draw:text-style-name="P25" draw:layer="layout" svg:width="0.97cm" svg:height="0.999cm" svg:x="11.137cm" svg:y="9.732cm">
          <text:p text:style-name="P19">7</text:p>
          <draw:enhanced-geometry svg:viewBox="0 0 21600 21600" draw:mirror-horizontal="false" draw:mirror-vertical="false" draw:type="rectangle" draw:enhanced-path="M 0 0 L 21600 0 21600 21600 0 21600 0 0 Z N"/>
        </draw:custom-shape>
        <draw:custom-shape draw:style-name="gr136" draw:text-style-name="P25" draw:layer="layout" svg:width="0.97cm" svg:height="0.999cm" svg:x="10.191cm" svg:y="9.732cm">
          <text:p text:style-name="P19">2</text:p>
          <draw:enhanced-geometry svg:viewBox="0 0 21600 21600" draw:mirror-horizontal="false" draw:mirror-vertical="false" draw:type="rectangle" draw:enhanced-path="M 0 0 L 21600 0 21600 21600 0 21600 0 0 Z N"/>
        </draw:custom-shape>
        <draw:custom-shape draw:style-name="gr137" draw:text-style-name="P25" draw:layer="layout" svg:width="0.97cm" svg:height="0.999cm" svg:x="9.221cm" svg:y="9.732cm">
          <text:p text:style-name="P19">1</text:p>
          <draw:enhanced-geometry svg:viewBox="0 0 21600 21600" draw:mirror-horizontal="false" draw:mirror-vertical="false" draw:type="rectangle" draw:enhanced-path="M 0 0 L 21600 0 21600 21600 0 21600 0 0 Z N"/>
        </draw:custom-shape>
        <draw:custom-shape draw:style-name="gr138" draw:text-style-name="P25" draw:layer="layout" svg:width="0.97cm" svg:height="0.999cm" svg:x="15.905cm" svg:y="9.732cm">
          <text:p text:style-name="P19">99</text:p>
          <draw:enhanced-geometry svg:viewBox="0 0 21600 21600" draw:mirror-horizontal="false" draw:mirror-vertical="false" draw:type="rectangle" draw:enhanced-path="M 0 0 L 21600 0 21600 21600 0 21600 0 0 Z N"/>
        </draw:custom-shape>
        <draw:custom-shape draw:style-name="gr139" draw:text-style-name="P25" draw:layer="layout" svg:width="0.97cm" svg:height="0.999cm" svg:x="14.946cm" svg:y="9.732cm">
          <text:p text:style-name="P19">52</text:p>
          <draw:enhanced-geometry svg:viewBox="0 0 21600 21600" draw:mirror-horizontal="false" draw:mirror-vertical="false" draw:type="rectangle" draw:enhanced-path="M 0 0 L 21600 0 21600 21600 0 21600 0 0 Z N"/>
        </draw:custom-shape>
        <draw:custom-shape draw:style-name="gr140" draw:text-style-name="P25" draw:layer="layout" svg:width="0.97cm" svg:height="0.999cm" svg:x="14.018cm" svg:y="9.732cm">
          <text:p text:style-name="P19">19</text:p>
          <draw:enhanced-geometry svg:viewBox="0 0 21600 21600" draw:mirror-horizontal="false" draw:mirror-vertical="false" draw:type="rectangle" draw:enhanced-path="M 0 0 L 21600 0 21600 21600 0 21600 0 0 Z N"/>
        </draw:custom-shape>
        <draw:custom-shape draw:style-name="gr141" draw:text-style-name="P25" draw:layer="layout" svg:width="0.97cm" svg:height="0.999cm" svg:x="13.059cm" svg:y="9.732cm">
          <text:p text:style-name="P19">10</text:p>
          <draw:enhanced-geometry svg:viewBox="0 0 21600 21600" draw:mirror-horizontal="false" draw:mirror-vertical="false" draw:type="rectangle" draw:enhanced-path="M 0 0 L 21600 0 21600 21600 0 21600 0 0 Z N"/>
        </draw:custom-shape>
        <draw:custom-shape draw:style-name="gr142" draw:text-style-name="P25" draw:layer="layout" svg:width="0.97cm" svg:height="0.999cm" svg:x="19.716cm" svg:y="9.732cm">
          <text:p text:style-name="P19">37</text:p>
          <draw:enhanced-geometry svg:viewBox="0 0 21600 21600" draw:mirror-horizontal="false" draw:mirror-vertical="false" draw:type="rectangle" draw:enhanced-path="M 0 0 L 21600 0 21600 21600 0 21600 0 0 Z N"/>
        </draw:custom-shape>
        <draw:custom-shape draw:style-name="gr143" draw:text-style-name="P25" draw:layer="layout" svg:width="0.97cm" svg:height="0.999cm" svg:x="18.757cm" svg:y="9.732cm">
          <text:p text:style-name="P19">16</text:p>
          <draw:enhanced-geometry svg:viewBox="0 0 21600 21600" draw:mirror-horizontal="false" draw:mirror-vertical="false" draw:type="rectangle" draw:enhanced-path="M 0 0 L 21600 0 21600 21600 0 21600 0 0 Z N"/>
        </draw:custom-shape>
        <draw:custom-shape draw:style-name="gr79" draw:text-style-name="P23" draw:layer="layout" svg:width="0.97cm" svg:height="0.999cm" svg:x="17.829cm" svg:y="9.732cm">
          <text:p text:style-name="P19">12</text:p>
          <draw:enhanced-geometry svg:viewBox="0 0 21600 21600" draw:mirror-horizontal="false" draw:mirror-vertical="false" draw:type="rectangle" draw:enhanced-path="M 0 0 L 21600 0 21600 21600 0 21600 0 0 Z N"/>
        </draw:custom-shape>
        <draw:custom-shape draw:style-name="gr144" draw:text-style-name="P25" draw:layer="layout" svg:width="0.97cm" svg:height="0.999cm" svg:x="16.87cm" svg:y="9.732cm">
          <text:p text:style-name="P19">3</text:p>
          <draw:enhanced-geometry svg:viewBox="0 0 21600 21600" draw:mirror-horizontal="false" draw:mirror-vertical="false" draw:type="rectangle" draw:enhanced-path="M 0 0 L 21600 0 21600 21600 0 21600 0 0 Z N"/>
        </draw:custom-shape>
        <draw:custom-shape draw:style-name="gr145" draw:text-style-name="P25" draw:layer="layout" svg:width="0.97cm" svg:height="0.999cm" svg:x="23.545cm" svg:y="9.732cm">
          <text:p text:style-name="P19">81</text:p>
          <draw:enhanced-geometry svg:viewBox="0 0 21600 21600" draw:mirror-horizontal="false" draw:mirror-vertical="false" draw:type="rectangle" draw:enhanced-path="M 0 0 L 21600 0 21600 21600 0 21600 0 0 Z N"/>
        </draw:custom-shape>
        <draw:custom-shape draw:style-name="gr146" draw:text-style-name="P25" draw:layer="layout" svg:width="0.97cm" svg:height="0.999cm" svg:x="22.575cm" svg:y="9.732cm">
          <text:p text:style-name="P19">61</text:p>
          <draw:enhanced-geometry svg:viewBox="0 0 21600 21600" draw:mirror-horizontal="false" draw:mirror-vertical="false" draw:type="rectangle" draw:enhanced-path="M 0 0 L 21600 0 21600 21600 0 21600 0 0 Z N"/>
        </draw:custom-shape>
        <draw:custom-shape draw:style-name="gr147" draw:text-style-name="P25" draw:layer="layout" svg:width="0.97cm" svg:height="0.999cm" svg:x="21.64cm" svg:y="9.732cm">
          <text:p text:style-name="P19">59</text:p>
          <draw:enhanced-geometry svg:viewBox="0 0 21600 21600" draw:mirror-horizontal="false" draw:mirror-vertical="false" draw:type="rectangle" draw:enhanced-path="M 0 0 L 21600 0 21600 21600 0 21600 0 0 Z N"/>
        </draw:custom-shape>
        <draw:custom-shape draw:style-name="gr148" draw:text-style-name="P25" draw:layer="layout" svg:width="0.97cm" svg:height="0.999cm" svg:x="20.67cm" svg:y="9.732cm">
          <text:p text:style-name="P19">44</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25.466cm" svg:y="9.732cm">
          <text:p text:style-name="P4"><text:span text:style-name="T6">33</text:span></text:p>
          <draw:enhanced-geometry svg:viewBox="0 0 21600 21600" draw:mirror-horizontal="false" draw:mirror-vertical="false" draw:type="rectangle" draw:enhanced-path="M 0 0 L 21600 0 21600 21600 0 21600 0 0 Z N"/>
        </draw:custom-shape>
        <draw:custom-shape draw:style-name="gr149" draw:text-style-name="P24" draw:layer="layout" svg:width="0.97cm" svg:height="0.999cm" svg:x="24.496cm" svg:y="9.732cm">
          <text:p text:style-name="P19">0</text:p>
          <draw:enhanced-geometry svg:viewBox="0 0 21600 21600" draw:mirror-horizontal="false" draw:mirror-vertical="false" draw:type="rectangle" draw:enhanced-path="M 0 0 L 21600 0 21600 21600 0 21600 0 0 Z N"/>
        </draw:custom-shape>
        <draw:custom-shape draw:style-name="gr79" draw:text-style-name="P23" draw:layer="layout" svg:width="0.97cm" svg:height="0.999cm" svg:x="4.459cm" svg:y="11.032cm">
          <text:p text:style-name="P4"><text:span text:style-name="T6">7</text:span></text:p>
          <draw:enhanced-geometry svg:viewBox="0 0 21600 21600" draw:mirror-horizontal="false" draw:mirror-vertical="false" draw:type="rectangle" draw:enhanced-path="M 0 0 L 21600 0 21600 21600 0 21600 0 0 Z N"/>
        </draw:custom-shape>
        <draw:custom-shape draw:style-name="gr150" draw:text-style-name="P25" draw:layer="layout" svg:width="0.97cm" svg:height="0.999cm" svg:x="3.489cm" svg:y="11.032cm">
          <text:p text:style-name="P19">2</text:p>
          <draw:enhanced-geometry svg:viewBox="0 0 21600 21600" draw:mirror-horizontal="false" draw:mirror-vertical="false" draw:type="rectangle" draw:enhanced-path="M 0 0 L 21600 0 21600 21600 0 21600 0 0 Z N"/>
        </draw:custom-shape>
        <draw:custom-shape draw:style-name="gr151" draw:text-style-name="P25" draw:layer="layout" svg:width="0.97cm" svg:height="0.999cm" svg:x="2.526cm" svg:y="11.032cm">
          <text:p text:style-name="P19">2</text:p>
          <draw:enhanced-geometry svg:viewBox="0 0 21600 21600" draw:mirror-horizontal="false" draw:mirror-vertical="false" draw:type="rectangle" draw:enhanced-path="M 0 0 L 21600 0 21600 21600 0 21600 0 0 Z N"/>
        </draw:custom-shape>
        <draw:custom-shape draw:style-name="gr152" draw:text-style-name="P25" draw:layer="layout" svg:width="0.97cm" svg:height="0.999cm" svg:x="1.567cm" svg:y="11.032cm">
          <text:p text:style-name="P19">1</text:p>
          <draw:enhanced-geometry svg:viewBox="0 0 21600 21600" draw:mirror-horizontal="false" draw:mirror-vertical="false" draw:type="rectangle" draw:enhanced-path="M 0 0 L 21600 0 21600 21600 0 21600 0 0 Z N"/>
        </draw:custom-shape>
        <draw:custom-shape draw:style-name="gr153" draw:text-style-name="P25" draw:layer="layout" svg:width="0.97cm" svg:height="0.999cm" svg:x="8.27cm" svg:y="11.032cm">
          <text:p text:style-name="P19">15</text:p>
          <draw:enhanced-geometry svg:viewBox="0 0 21600 21600" draw:mirror-horizontal="false" draw:mirror-vertical="false" draw:type="rectangle" draw:enhanced-path="M 0 0 L 21600 0 21600 21600 0 21600 0 0 Z N"/>
        </draw:custom-shape>
        <draw:custom-shape draw:style-name="gr154" draw:text-style-name="P25" draw:layer="layout" svg:width="0.97cm" svg:height="0.999cm" svg:x="7.3cm" svg:y="11.032cm">
          <text:p text:style-name="P19">12</text:p>
          <draw:enhanced-geometry svg:viewBox="0 0 21600 21600" draw:mirror-horizontal="false" draw:mirror-vertical="false" draw:type="rectangle" draw:enhanced-path="M 0 0 L 21600 0 21600 21600 0 21600 0 0 Z N"/>
        </draw:custom-shape>
        <draw:custom-shape draw:style-name="gr155" draw:text-style-name="P25" draw:layer="layout" svg:width="0.97cm" svg:height="0.999cm" svg:x="6.383cm" svg:y="11.032cm">
          <text:p text:style-name="P19">10</text:p>
          <draw:enhanced-geometry svg:viewBox="0 0 21600 21600" draw:mirror-horizontal="false" draw:mirror-vertical="false" draw:type="rectangle" draw:enhanced-path="M 0 0 L 21600 0 21600 21600 0 21600 0 0 Z N"/>
        </draw:custom-shape>
        <draw:custom-shape draw:style-name="gr156" draw:text-style-name="P25" draw:layer="layout" svg:width="0.97cm" svg:height="0.999cm" svg:x="5.413cm" svg:y="11.032cm">
          <text:p text:style-name="P19">7</text:p>
          <draw:enhanced-geometry svg:viewBox="0 0 21600 21600" draw:mirror-horizontal="false" draw:mirror-vertical="false" draw:type="rectangle" draw:enhanced-path="M 0 0 L 21600 0 21600 21600 0 21600 0 0 Z N"/>
        </draw:custom-shape>
        <draw:custom-shape draw:style-name="gr157" draw:text-style-name="P25" draw:layer="layout" svg:width="0.97cm" svg:height="0.999cm" svg:x="12.097cm" svg:y="11.032cm">
          <text:p text:style-name="P19">52</text:p>
          <draw:enhanced-geometry svg:viewBox="0 0 21600 21600" draw:mirror-horizontal="false" draw:mirror-vertical="false" draw:type="rectangle" draw:enhanced-path="M 0 0 L 21600 0 21600 21600 0 21600 0 0 Z N"/>
        </draw:custom-shape>
        <draw:custom-shape draw:style-name="gr158" draw:text-style-name="P25" draw:layer="layout" svg:width="0.97cm" svg:height="0.999cm" svg:x="11.138cm" svg:y="11.032cm">
          <text:p text:style-name="P19">49</text:p>
          <draw:enhanced-geometry svg:viewBox="0 0 21600 21600" draw:mirror-horizontal="false" draw:mirror-vertical="false" draw:type="rectangle" draw:enhanced-path="M 0 0 L 21600 0 21600 21600 0 21600 0 0 Z N"/>
        </draw:custom-shape>
        <draw:custom-shape draw:style-name="gr159" draw:text-style-name="P25" draw:layer="layout" svg:width="0.97cm" svg:height="0.999cm" svg:x="10.192cm" svg:y="11.032cm">
          <text:p text:style-name="P19">35</text:p>
          <draw:enhanced-geometry svg:viewBox="0 0 21600 21600" draw:mirror-horizontal="false" draw:mirror-vertical="false" draw:type="rectangle" draw:enhanced-path="M 0 0 L 21600 0 21600 21600 0 21600 0 0 Z N"/>
        </draw:custom-shape>
        <draw:custom-shape draw:style-name="gr160" draw:text-style-name="P25" draw:layer="layout" svg:width="0.97cm" svg:height="0.999cm" svg:x="9.222cm" svg:y="11.032cm">
          <text:p text:style-name="P19">19</text:p>
          <draw:enhanced-geometry svg:viewBox="0 0 21600 21600" draw:mirror-horizontal="false" draw:mirror-vertical="false" draw:type="rectangle" draw:enhanced-path="M 0 0 L 21600 0 21600 21600 0 21600 0 0 Z N"/>
        </draw:custom-shape>
        <draw:custom-shape draw:style-name="gr161" draw:text-style-name="P25" draw:layer="layout" svg:width="0.97cm" svg:height="0.999cm" svg:x="15.906cm" svg:y="11.032cm">
          <text:p text:style-name="P19">99</text:p>
          <draw:enhanced-geometry svg:viewBox="0 0 21600 21600" draw:mirror-horizontal="false" draw:mirror-vertical="false" draw:type="rectangle" draw:enhanced-path="M 0 0 L 21600 0 21600 21600 0 21600 0 0 Z N"/>
        </draw:custom-shape>
        <draw:custom-shape draw:style-name="gr162" draw:text-style-name="P25" draw:layer="layout" svg:width="0.97cm" svg:height="0.999cm" svg:x="14.947cm" svg:y="11.032cm">
          <text:p text:style-name="P19">99</text:p>
          <draw:enhanced-geometry svg:viewBox="0 0 21600 21600" draw:mirror-horizontal="false" draw:mirror-vertical="false" draw:type="rectangle" draw:enhanced-path="M 0 0 L 21600 0 21600 21600 0 21600 0 0 Z N"/>
        </draw:custom-shape>
        <draw:custom-shape draw:style-name="gr163" draw:text-style-name="P25" draw:layer="layout" svg:width="0.97cm" svg:height="0.999cm" svg:x="14.019cm" svg:y="11.032cm">
          <text:p text:style-name="P19">91</text:p>
          <draw:enhanced-geometry svg:viewBox="0 0 21600 21600" draw:mirror-horizontal="false" draw:mirror-vertical="false" draw:type="rectangle" draw:enhanced-path="M 0 0 L 21600 0 21600 21600 0 21600 0 0 Z N"/>
        </draw:custom-shape>
        <draw:custom-shape draw:style-name="gr164" draw:text-style-name="P25" draw:layer="layout" svg:width="0.97cm" svg:height="0.999cm" svg:x="13.06cm" svg:y="11.032cm">
          <text:p text:style-name="P19">65</text:p>
          <draw:enhanced-geometry svg:viewBox="0 0 21600 21600" draw:mirror-horizontal="false" draw:mirror-vertical="false" draw:type="rectangle" draw:enhanced-path="M 0 0 L 21600 0 21600 21600 0 21600 0 0 Z N"/>
        </draw:custom-shape>
        <draw:custom-shape draw:style-name="gr165" draw:text-style-name="P24" draw:layer="layout" svg:width="0.97cm" svg:height="0.999cm" svg:x="19.717cm" svg:y="11.032cm">
          <text:p text:style-name="P19">16</text:p>
          <draw:enhanced-geometry svg:viewBox="0 0 21600 21600" draw:mirror-horizontal="false" draw:mirror-vertical="false" draw:type="rectangle" draw:enhanced-path="M 0 0 L 21600 0 21600 21600 0 21600 0 0 Z N"/>
        </draw:custom-shape>
        <draw:custom-shape draw:style-name="gr166" draw:text-style-name="P24" draw:layer="layout" svg:width="0.97cm" svg:height="0.999cm" svg:x="18.758cm" svg:y="11.032cm">
          <text:p text:style-name="P19">12</text:p>
          <draw:enhanced-geometry svg:viewBox="0 0 21600 21600" draw:mirror-horizontal="false" draw:mirror-vertical="false" draw:type="rectangle" draw:enhanced-path="M 0 0 L 21600 0 21600 21600 0 21600 0 0 Z N"/>
        </draw:custom-shape>
        <draw:custom-shape draw:style-name="gr167" draw:text-style-name="P24" draw:layer="layout" svg:width="0.97cm" svg:height="0.999cm" svg:x="17.83cm" svg:y="11.032cm">
          <text:p text:style-name="P19">3</text:p>
          <draw:enhanced-geometry svg:viewBox="0 0 21600 21600" draw:mirror-horizontal="false" draw:mirror-vertical="false" draw:type="rectangle" draw:enhanced-path="M 0 0 L 21600 0 21600 21600 0 21600 0 0 Z N"/>
        </draw:custom-shape>
        <draw:custom-shape draw:style-name="gr168" draw:text-style-name="P24" draw:layer="layout" svg:width="0.97cm" svg:height="0.999cm" svg:x="16.871cm" svg:y="11.032cm">
          <text:p text:style-name="P19">0</text:p>
          <draw:enhanced-geometry svg:viewBox="0 0 21600 21600" draw:mirror-horizontal="false" draw:mirror-vertical="false" draw:type="rectangle" draw:enhanced-path="M 0 0 L 21600 0 21600 21600 0 21600 0 0 Z N"/>
        </draw:custom-shape>
        <draw:custom-shape draw:style-name="gr169" draw:text-style-name="P24" draw:layer="layout" svg:width="0.97cm" svg:height="0.999cm" svg:x="23.546cm" svg:y="11.032cm">
          <text:p text:style-name="P19">59</text:p>
          <draw:enhanced-geometry svg:viewBox="0 0 21600 21600" draw:mirror-horizontal="false" draw:mirror-vertical="false" draw:type="rectangle" draw:enhanced-path="M 0 0 L 21600 0 21600 21600 0 21600 0 0 Z N"/>
        </draw:custom-shape>
        <draw:custom-shape draw:style-name="gr170" draw:text-style-name="P24" draw:layer="layout" svg:width="0.97cm" svg:height="0.999cm" svg:x="22.576cm" svg:y="11.032cm">
          <text:p text:style-name="P19">44</text:p>
          <draw:enhanced-geometry svg:viewBox="0 0 21600 21600" draw:mirror-horizontal="false" draw:mirror-vertical="false" draw:type="rectangle" draw:enhanced-path="M 0 0 L 21600 0 21600 21600 0 21600 0 0 Z N"/>
        </draw:custom-shape>
        <draw:custom-shape draw:style-name="gr171" draw:text-style-name="P24" draw:layer="layout" svg:width="0.97cm" svg:height="0.999cm" svg:x="21.641cm" svg:y="11.032cm">
          <text:p text:style-name="P19">37</text:p>
          <draw:enhanced-geometry svg:viewBox="0 0 21600 21600" draw:mirror-horizontal="false" draw:mirror-vertical="false" draw:type="rectangle" draw:enhanced-path="M 0 0 L 21600 0 21600 21600 0 21600 0 0 Z N"/>
        </draw:custom-shape>
        <draw:custom-shape draw:style-name="gr172" draw:text-style-name="P24" draw:layer="layout" svg:width="0.97cm" svg:height="0.999cm" svg:x="20.671cm" svg:y="11.032cm">
          <text:p text:style-name="P19">33</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4.46cm" svg:y="13.332cm">
          <text:p text:style-name="P4">2</text:p>
          <draw:enhanced-geometry svg:viewBox="0 0 21600 21600" draw:mirror-horizontal="false" draw:mirror-vertical="false" draw:type="rectangle" draw:enhanced-path="M 0 0 L 21600 0 21600 21600 0 21600 0 0 Z N"/>
        </draw:custom-shape>
        <draw:custom-shape draw:style-name="gr173" draw:text-style-name="P24" draw:layer="layout" svg:width="0.97cm" svg:height="0.999cm" svg:x="3.49cm" svg:y="13.332cm">
          <text:p text:style-name="P19">2</text:p>
          <draw:enhanced-geometry svg:viewBox="0 0 21600 21600" draw:mirror-horizontal="false" draw:mirror-vertical="false" draw:type="rectangle" draw:enhanced-path="M 0 0 L 21600 0 21600 21600 0 21600 0 0 Z N"/>
        </draw:custom-shape>
        <draw:custom-shape draw:style-name="gr174" draw:text-style-name="P24" draw:layer="layout" svg:width="0.97cm" svg:height="0.999cm" svg:x="2.527cm" svg:y="13.332cm">
          <text:p text:style-name="P19">1</text:p>
          <draw:enhanced-geometry svg:viewBox="0 0 21600 21600" draw:mirror-horizontal="false" draw:mirror-vertical="false" draw:type="rectangle" draw:enhanced-path="M 0 0 L 21600 0 21600 21600 0 21600 0 0 Z N"/>
        </draw:custom-shape>
        <draw:custom-shape draw:style-name="gr175" draw:text-style-name="P24" draw:layer="layout" svg:width="0.97cm" svg:height="0.999cm" svg:x="1.568cm" svg:y="13.332cm">
          <text:p text:style-name="P19">0</text:p>
          <draw:enhanced-geometry svg:viewBox="0 0 21600 21600" draw:mirror-horizontal="false" draw:mirror-vertical="false" draw:type="rectangle" draw:enhanced-path="M 0 0 L 21600 0 21600 21600 0 21600 0 0 Z N"/>
        </draw:custom-shape>
        <draw:custom-shape draw:style-name="gr176" draw:text-style-name="P24" draw:layer="layout" svg:width="0.97cm" svg:height="0.999cm" svg:x="8.271cm" svg:y="13.332cm">
          <text:p text:style-name="P19">10</text:p>
          <draw:enhanced-geometry svg:viewBox="0 0 21600 21600" draw:mirror-horizontal="false" draw:mirror-vertical="false" draw:type="rectangle" draw:enhanced-path="M 0 0 L 21600 0 21600 21600 0 21600 0 0 Z N"/>
        </draw:custom-shape>
        <draw:custom-shape draw:style-name="gr177" draw:text-style-name="P24" draw:layer="layout" svg:width="0.97cm" svg:height="0.999cm" svg:x="7.301cm" svg:y="13.332cm">
          <text:p text:style-name="P19">7</text:p>
          <draw:enhanced-geometry svg:viewBox="0 0 21600 21600" draw:mirror-horizontal="false" draw:mirror-vertical="false" draw:type="rectangle" draw:enhanced-path="M 0 0 L 21600 0 21600 21600 0 21600 0 0 Z N"/>
        </draw:custom-shape>
        <draw:custom-shape draw:style-name="gr178" draw:text-style-name="P24" draw:layer="layout" svg:width="0.97cm" svg:height="0.999cm" svg:x="6.384cm" svg:y="13.332cm">
          <text:p text:style-name="P19">7</text:p>
          <draw:enhanced-geometry svg:viewBox="0 0 21600 21600" draw:mirror-horizontal="false" draw:mirror-vertical="false" draw:type="rectangle" draw:enhanced-path="M 0 0 L 21600 0 21600 21600 0 21600 0 0 Z N"/>
        </draw:custom-shape>
        <draw:custom-shape draw:style-name="gr179" draw:text-style-name="P24" draw:layer="layout" svg:width="0.97cm" svg:height="0.999cm" svg:x="5.414cm" svg:y="13.332cm">
          <text:p text:style-name="P19">3</text:p>
          <draw:enhanced-geometry svg:viewBox="0 0 21600 21600" draw:mirror-horizontal="false" draw:mirror-vertical="false" draw:type="rectangle" draw:enhanced-path="M 0 0 L 21600 0 21600 21600 0 21600 0 0 Z N"/>
        </draw:custom-shape>
        <draw:custom-shape draw:style-name="gr180" draw:text-style-name="P24" draw:layer="layout" svg:width="0.97cm" svg:height="0.999cm" svg:x="12.098cm" svg:y="13.332cm">
          <text:p text:style-name="P19">16</text:p>
          <draw:enhanced-geometry svg:viewBox="0 0 21600 21600" draw:mirror-horizontal="false" draw:mirror-vertical="false" draw:type="rectangle" draw:enhanced-path="M 0 0 L 21600 0 21600 21600 0 21600 0 0 Z N"/>
        </draw:custom-shape>
        <draw:custom-shape draw:style-name="gr181" draw:text-style-name="P24" draw:layer="layout" svg:width="0.97cm" svg:height="0.999cm" svg:x="11.139cm" svg:y="13.332cm">
          <text:p text:style-name="P19">15</text:p>
          <draw:enhanced-geometry svg:viewBox="0 0 21600 21600" draw:mirror-horizontal="false" draw:mirror-vertical="false" draw:type="rectangle" draw:enhanced-path="M 0 0 L 21600 0 21600 21600 0 21600 0 0 Z N"/>
        </draw:custom-shape>
        <draw:custom-shape draw:style-name="gr182" draw:text-style-name="P24" draw:layer="layout" svg:width="0.97cm" svg:height="0.999cm" svg:x="10.193cm" svg:y="13.332cm">
          <text:p text:style-name="P19">12</text:p>
          <draw:enhanced-geometry svg:viewBox="0 0 21600 21600" draw:mirror-horizontal="false" draw:mirror-vertical="false" draw:type="rectangle" draw:enhanced-path="M 0 0 L 21600 0 21600 21600 0 21600 0 0 Z N"/>
        </draw:custom-shape>
        <draw:custom-shape draw:style-name="gr183" draw:text-style-name="P24" draw:layer="layout" svg:width="0.97cm" svg:height="0.999cm" svg:x="9.223cm" svg:y="13.332cm">
          <text:p text:style-name="P19">12</text:p>
          <draw:enhanced-geometry svg:viewBox="0 0 21600 21600" draw:mirror-horizontal="false" draw:mirror-vertical="false" draw:type="rectangle" draw:enhanced-path="M 0 0 L 21600 0 21600 21600 0 21600 0 0 Z N"/>
        </draw:custom-shape>
        <draw:custom-shape draw:style-name="gr184" draw:text-style-name="P24" draw:layer="layout" svg:width="0.97cm" svg:height="0.999cm" svg:x="15.907cm" svg:y="13.332cm">
          <text:p text:style-name="P19">37</text:p>
          <draw:enhanced-geometry svg:viewBox="0 0 21600 21600" draw:mirror-horizontal="false" draw:mirror-vertical="false" draw:type="rectangle" draw:enhanced-path="M 0 0 L 21600 0 21600 21600 0 21600 0 0 Z N"/>
        </draw:custom-shape>
        <draw:custom-shape draw:style-name="gr185" draw:text-style-name="P24" draw:layer="layout" svg:width="0.97cm" svg:height="0.999cm" svg:x="14.948cm" svg:y="13.332cm">
          <text:p text:style-name="P19">35</text:p>
          <draw:enhanced-geometry svg:viewBox="0 0 21600 21600" draw:mirror-horizontal="false" draw:mirror-vertical="false" draw:type="rectangle" draw:enhanced-path="M 0 0 L 21600 0 21600 21600 0 21600 0 0 Z N"/>
        </draw:custom-shape>
        <draw:custom-shape draw:style-name="gr186" draw:text-style-name="P24" draw:layer="layout" svg:width="0.97cm" svg:height="0.999cm" svg:x="14.02cm" svg:y="13.332cm">
          <text:p text:style-name="P19">33</text:p>
          <draw:enhanced-geometry svg:viewBox="0 0 21600 21600" draw:mirror-horizontal="false" draw:mirror-vertical="false" draw:type="rectangle" draw:enhanced-path="M 0 0 L 21600 0 21600 21600 0 21600 0 0 Z N"/>
        </draw:custom-shape>
        <draw:custom-shape draw:style-name="gr187" draw:text-style-name="P24" draw:layer="layout" svg:width="0.97cm" svg:height="0.999cm" svg:x="13.061cm" svg:y="13.332cm">
          <text:p text:style-name="P19">19</text:p>
          <draw:enhanced-geometry svg:viewBox="0 0 21600 21600" draw:mirror-horizontal="false" draw:mirror-vertical="false" draw:type="rectangle" draw:enhanced-path="M 0 0 L 21600 0 21600 21600 0 21600 0 0 Z N"/>
        </draw:custom-shape>
        <draw:custom-shape draw:style-name="gr188" draw:text-style-name="P24" draw:layer="layout" svg:width="0.97cm" svg:height="0.999cm" svg:x="19.718cm" svg:y="13.332cm">
          <text:p text:style-name="P19">59</text:p>
          <draw:enhanced-geometry svg:viewBox="0 0 21600 21600" draw:mirror-horizontal="false" draw:mirror-vertical="false" draw:type="rectangle" draw:enhanced-path="M 0 0 L 21600 0 21600 21600 0 21600 0 0 Z N"/>
        </draw:custom-shape>
        <draw:custom-shape draw:style-name="gr189" draw:text-style-name="P24" draw:layer="layout" svg:width="0.97cm" svg:height="0.999cm" svg:x="18.759cm" svg:y="13.332cm">
          <text:p text:style-name="P19">52</text:p>
          <draw:enhanced-geometry svg:viewBox="0 0 21600 21600" draw:mirror-horizontal="false" draw:mirror-vertical="false" draw:type="rectangle" draw:enhanced-path="M 0 0 L 21600 0 21600 21600 0 21600 0 0 Z N"/>
        </draw:custom-shape>
        <draw:custom-shape draw:style-name="gr190" draw:text-style-name="P24" draw:layer="layout" svg:width="0.97cm" svg:height="0.999cm" svg:x="17.831cm" svg:y="13.332cm">
          <text:p text:style-name="P19">49</text:p>
          <draw:enhanced-geometry svg:viewBox="0 0 21600 21600" draw:mirror-horizontal="false" draw:mirror-vertical="false" draw:type="rectangle" draw:enhanced-path="M 0 0 L 21600 0 21600 21600 0 21600 0 0 Z N"/>
        </draw:custom-shape>
        <draw:custom-shape draw:style-name="gr191" draw:text-style-name="P24" draw:layer="layout" svg:width="0.97cm" svg:height="0.999cm" svg:x="16.872cm" svg:y="13.332cm">
          <text:p text:style-name="P19">44</text:p>
          <draw:enhanced-geometry svg:viewBox="0 0 21600 21600" draw:mirror-horizontal="false" draw:mirror-vertical="false" draw:type="rectangle" draw:enhanced-path="M 0 0 L 21600 0 21600 21600 0 21600 0 0 Z N"/>
        </draw:custom-shape>
        <draw:custom-shape draw:style-name="gr192" draw:text-style-name="P24" draw:layer="layout" svg:width="0.97cm" svg:height="0.999cm" svg:x="23.547cm" svg:y="13.332cm">
          <text:p text:style-name="P19">91</text:p>
          <draw:enhanced-geometry svg:viewBox="0 0 21600 21600" draw:mirror-horizontal="false" draw:mirror-vertical="false" draw:type="rectangle" draw:enhanced-path="M 0 0 L 21600 0 21600 21600 0 21600 0 0 Z N"/>
        </draw:custom-shape>
        <draw:custom-shape draw:style-name="gr193" draw:text-style-name="P24" draw:layer="layout" svg:width="0.97cm" svg:height="0.999cm" svg:x="22.577cm" svg:y="13.332cm">
          <text:p text:style-name="P19">81</text:p>
          <draw:enhanced-geometry svg:viewBox="0 0 21600 21600" draw:mirror-horizontal="false" draw:mirror-vertical="false" draw:type="rectangle" draw:enhanced-path="M 0 0 L 21600 0 21600 21600 0 21600 0 0 Z N"/>
        </draw:custom-shape>
        <draw:custom-shape draw:style-name="gr194" draw:text-style-name="P24" draw:layer="layout" svg:width="0.97cm" svg:height="0.999cm" svg:x="21.642cm" svg:y="13.332cm">
          <text:p text:style-name="P19">65</text:p>
          <draw:enhanced-geometry svg:viewBox="0 0 21600 21600" draw:mirror-horizontal="false" draw:mirror-vertical="false" draw:type="rectangle" draw:enhanced-path="M 0 0 L 21600 0 21600 21600 0 21600 0 0 Z N"/>
        </draw:custom-shape>
        <draw:custom-shape draw:style-name="gr195" draw:text-style-name="P24" draw:layer="layout" svg:width="0.97cm" svg:height="0.999cm" svg:x="20.672cm" svg:y="13.332cm">
          <text:p text:style-name="P19">61</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25.466cm" svg:y="11.032cm">
          <text:p text:style-name="P4"><text:span text:style-name="T6">81</text:span></text:p>
          <draw:enhanced-geometry svg:viewBox="0 0 21600 21600" draw:mirror-horizontal="false" draw:mirror-vertical="false" draw:type="rectangle" draw:enhanced-path="M 0 0 L 21600 0 21600 21600 0 21600 0 0 Z N"/>
        </draw:custom-shape>
        <draw:custom-shape draw:style-name="gr196" draw:text-style-name="P24" draw:layer="layout" svg:width="0.97cm" svg:height="0.999cm" svg:x="24.496cm" svg:y="11.032cm">
          <text:p text:style-name="P19">61</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25.466cm" svg:y="13.332cm">
          <text:p text:style-name="P4"><text:span text:style-name="T6">99</text:span></text:p>
          <draw:enhanced-geometry svg:viewBox="0 0 21600 21600" draw:mirror-horizontal="false" draw:mirror-vertical="false" draw:type="rectangle" draw:enhanced-path="M 0 0 L 21600 0 21600 21600 0 21600 0 0 Z N"/>
        </draw:custom-shape>
        <draw:custom-shape draw:style-name="gr197" draw:text-style-name="P24" draw:layer="layout" svg:width="0.97cm" svg:height="0.999cm" svg:x="24.496cm" svg:y="13.332cm">
          <text:p text:style-name="P19">99</text:p>
          <draw:enhanced-geometry svg:viewBox="0 0 21600 21600" draw:mirror-horizontal="false" draw:mirror-vertical="false" draw:type="rectangle" draw:enhanced-path="M 0 0 L 21600 0 21600 21600 0 21600 0 0 Z N"/>
        </draw:custom-shape>
      </draw:page>
      <draw:page draw:name="page7" draw:style-name="dp1" draw:master-page-name="Default">
        <draw:custom-shape draw:style-name="gr2" draw:text-style-name="P5" draw:layer="layout" svg:width="0.97cm" svg:height="0.999cm" svg:x="25.465cm" svg:y="5.032cm">
          <text:p text:style-name="P4"><text:span text:style-name="T6">33</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4.495cm" svg:y="5.032cm">
          <text:p text:style-name="P4"><text:span text:style-name="T6">0</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3.542cm" svg:y="5.032cm">
          <text:p text:style-name="P4"><text:span text:style-name="T6">3</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2.572cm" svg:y="5.032cm">
          <text:p text:style-name="P4"><text:span text:style-name="T6">1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1.637cm" svg:y="5.032cm">
          <text:p text:style-name="P4"><text:span text:style-name="T6">61</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0.667cm" svg:y="5.032cm">
          <text:p text:style-name="P4"><text:span text:style-name="T6">44</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9.714cm" svg:y="5.032cm">
          <text:p text:style-name="P4"><text:span text:style-name="T6">5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8.755cm" svg:y="5.032cm">
          <text:p text:style-name="P4"><text:span text:style-name="T6">81</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7.827cm" svg:y="5.032cm">
          <text:p text:style-name="P4"><text:span text:style-name="T6">16</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6.868cm" svg:y="5.032cm">
          <text:p text:style-name="P4"><text:span text:style-name="T6">37</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5.904cm" svg:y="5.032cm">
          <text:p text:style-name="P4"><text:span text:style-name="T6">5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4.945cm" svg:y="5.032cm">
          <text:p text:style-name="P4"><text:span text:style-name="T6">7</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4.017cm" svg:y="5.032cm">
          <text:p text:style-name="P4"><text:span text:style-name="T6">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3.058cm" svg:y="5.032cm">
          <text:p text:style-name="P4"><text:span text:style-name="T6">1</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2.094cm" svg:y="5.032cm">
          <text:p text:style-name="P4"><text:span text:style-name="T6">9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1.135cm" svg:y="5.032cm">
          <text:p text:style-name="P4"><text:span text:style-name="T6">10</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0.189cm" svg:y="5.032cm">
          <text:p text:style-name="P4"><text:span text:style-name="T6">1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9.219cm" svg:y="5.032cm">
          <text:p text:style-name="P4"><text:span text:style-name="T6">7</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8.266cm" svg:y="5.032cm">
          <text:p text:style-name="P4"><text:span text:style-name="T6">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7.296cm" svg:y="5.032cm">
          <text:p text:style-name="P4"><text:span text:style-name="T6">6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6.379cm" svg:y="5.032cm">
          <text:p text:style-name="P4"><text:span text:style-name="T6">9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5.409cm" svg:y="5.032cm">
          <text:p text:style-name="P4"><text:span text:style-name="T6">1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4.456cm" svg:y="5.032cm">
          <text:p text:style-name="P4"><text:span text:style-name="T6">4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3.486cm" svg:y="5.032cm">
          <text:p text:style-name="P4"><text:span text:style-name="T6">1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523cm" svg:y="5.032cm">
          <text:p text:style-name="P4"><text:span text:style-name="T6">3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564cm" svg:y="5.032cm">
          <text:p text:style-name="P4"><text:span text:style-name="T6">91</text:span></text:p>
          <draw:enhanced-geometry svg:viewBox="0 0 21600 21600" draw:mirror-horizontal="false" draw:mirror-vertical="false" draw:type="rectangle" draw:enhanced-path="M 0 0 L 21600 0 21600 21600 0 21600 0 0 Z N"/>
        </draw:custom-shape>
        <draw:custom-shape draw:style-name="gr198" draw:text-style-name="P15" draw:layer="layout" svg:width="0.97cm" svg:height="0.52cm" svg:x="25.475cm" svg:y="4.432cm">
          <text:p text:style-name="P14"><text:span text:style-name="T7">25</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4.506cm" svg:y="4.432cm">
          <text:p text:style-name="P4"><text:span text:style-name="T8">24</text:span></text:p>
          <draw:enhanced-geometry svg:viewBox="0 0 21600 21600" draw:mirror-horizontal="false" draw:mirror-vertical="false" draw:type="rectangle" draw:enhanced-path="M 0 0 L 21600 0 21600 21600 0 21600 0 0 Z N"/>
        </draw:custom-shape>
        <draw:custom-shape draw:style-name="gr199" draw:text-style-name="P15" draw:layer="layout" svg:width="0.97cm" svg:height="0.52cm" svg:x="23.542cm" svg:y="4.432cm">
          <text:p text:style-name="P14"><text:span text:style-name="T7">23</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2.572cm" svg:y="4.432cm">
          <text:p text:style-name="P4"><text:span text:style-name="T8">22</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1.637cm" svg:y="4.432cm">
          <text:p text:style-name="P4"><text:span text:style-name="T8">21</text:span></text:p>
          <draw:enhanced-geometry svg:viewBox="0 0 21600 21600" draw:mirror-horizontal="false" draw:mirror-vertical="false" draw:type="rectangle" draw:enhanced-path="M 0 0 L 21600 0 21600 21600 0 21600 0 0 Z N"/>
        </draw:custom-shape>
        <draw:custom-shape draw:style-name="gr200" draw:text-style-name="P15" draw:layer="layout" svg:width="0.97cm" svg:height="0.52cm" svg:x="20.678cm" svg:y="4.432cm">
          <text:p text:style-name="P14"><text:span text:style-name="T7">20</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9.714cm" svg:y="4.432cm">
          <text:p text:style-name="P4"><text:span text:style-name="T8">19</text:span></text:p>
          <draw:enhanced-geometry svg:viewBox="0 0 21600 21600" draw:mirror-horizontal="false" draw:mirror-vertical="false" draw:type="rectangle" draw:enhanced-path="M 0 0 L 21600 0 21600 21600 0 21600 0 0 Z N"/>
        </draw:custom-shape>
        <draw:custom-shape draw:style-name="gr201" draw:text-style-name="P15" draw:layer="layout" svg:width="0.97cm" svg:height="0.52cm" svg:x="18.755cm" svg:y="4.432cm">
          <text:p text:style-name="P14"><text:span text:style-name="T7">18</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7.827cm" svg:y="4.432cm">
          <text:p text:style-name="P4"><text:span text:style-name="T8">17</text:span></text:p>
          <draw:enhanced-geometry svg:viewBox="0 0 21600 21600" draw:mirror-horizontal="false" draw:mirror-vertical="false" draw:type="rectangle" draw:enhanced-path="M 0 0 L 21600 0 21600 21600 0 21600 0 0 Z N"/>
        </draw:custom-shape>
        <draw:custom-shape draw:style-name="gr202" draw:text-style-name="P15" draw:layer="layout" svg:width="0.97cm" svg:height="0.52cm" svg:x="16.868cm" svg:y="4.432cm">
          <text:p text:style-name="P14"><text:span text:style-name="T7">16</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5.904cm" svg:y="4.432cm">
          <text:p text:style-name="P4"><text:span text:style-name="T8">15</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4.945cm" svg:y="4.432cm">
          <text:p text:style-name="P4"><text:span text:style-name="T8">14</text:span></text:p>
          <draw:enhanced-geometry svg:viewBox="0 0 21600 21600" draw:mirror-horizontal="false" draw:mirror-vertical="false" draw:type="rectangle" draw:enhanced-path="M 0 0 L 21600 0 21600 21600 0 21600 0 0 Z N"/>
        </draw:custom-shape>
        <draw:custom-shape draw:style-name="gr203" draw:text-style-name="P15" draw:layer="layout" svg:width="0.97cm" svg:height="0.52cm" svg:x="14.017cm" svg:y="4.432cm">
          <text:p text:style-name="P14"><text:span text:style-name="T7">13</text:span></text:p>
          <draw:enhanced-geometry svg:viewBox="0 0 21600 21600" draw:mirror-horizontal="false" draw:mirror-vertical="false" draw:type="rectangle" draw:enhanced-path="M 0 0 L 21600 0 21600 21600 0 21600 0 0 Z N"/>
        </draw:custom-shape>
        <draw:custom-shape draw:style-name="gr204" draw:text-style-name="P15" draw:layer="layout" svg:width="0.97cm" svg:height="0.52cm" svg:x="13.058cm" svg:y="4.432cm">
          <text:p text:style-name="P14"><text:span text:style-name="T7">12</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2.094cm" svg:y="4.432cm">
          <text:p text:style-name="P4"><text:span text:style-name="T8">11</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1.135cm" svg:y="4.432cm">
          <text:p text:style-name="P4"><text:span text:style-name="T8">10</text:span></text:p>
          <draw:enhanced-geometry svg:viewBox="0 0 21600 21600" draw:mirror-horizontal="false" draw:mirror-vertical="false" draw:type="rectangle" draw:enhanced-path="M 0 0 L 21600 0 21600 21600 0 21600 0 0 Z N"/>
        </draw:custom-shape>
        <draw:custom-shape draw:style-name="gr205" draw:text-style-name="P15" draw:layer="layout" svg:width="0.97cm" svg:height="0.52cm" svg:x="10.189cm" svg:y="4.432cm">
          <text:p text:style-name="P14"><text:span text:style-name="T7">9</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9.219cm" svg:y="4.432cm">
          <text:p text:style-name="P4"><text:span text:style-name="T8">8</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8.266cm" svg:y="4.432cm">
          <text:p text:style-name="P4"><text:span text:style-name="T8">7</text:span></text:p>
          <draw:enhanced-geometry svg:viewBox="0 0 21600 21600" draw:mirror-horizontal="false" draw:mirror-vertical="false" draw:type="rectangle" draw:enhanced-path="M 0 0 L 21600 0 21600 21600 0 21600 0 0 Z N"/>
        </draw:custom-shape>
        <draw:custom-shape draw:style-name="gr206" draw:text-style-name="P15" draw:layer="layout" svg:width="0.97cm" svg:height="0.52cm" svg:x="7.296cm" svg:y="4.432cm">
          <text:p text:style-name="P14"><text:span text:style-name="T7">6</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6.379cm" svg:y="4.432cm">
          <text:p text:style-name="P4"><text:span text:style-name="T8">5</text:span></text:p>
          <draw:enhanced-geometry svg:viewBox="0 0 21600 21600" draw:mirror-horizontal="false" draw:mirror-vertical="false" draw:type="rectangle" draw:enhanced-path="M 0 0 L 21600 0 21600 21600 0 21600 0 0 Z N"/>
        </draw:custom-shape>
        <draw:custom-shape draw:style-name="gr207" draw:text-style-name="P15" draw:layer="layout" svg:width="0.97cm" svg:height="0.52cm" svg:x="5.409cm" svg:y="4.432cm">
          <text:p text:style-name="P14"><text:span text:style-name="T7">4</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4.456cm" svg:y="4.432cm">
          <text:p text:style-name="P4"><text:span text:style-name="T8">3</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3.486cm" svg:y="4.432cm">
          <text:p text:style-name="P4"><text:span text:style-name="T8">2</text:span></text:p>
          <draw:enhanced-geometry svg:viewBox="0 0 21600 21600" draw:mirror-horizontal="false" draw:mirror-vertical="false" draw:type="rectangle" draw:enhanced-path="M 0 0 L 21600 0 21600 21600 0 21600 0 0 Z N"/>
        </draw:custom-shape>
        <draw:custom-shape draw:style-name="gr208" draw:text-style-name="P15" draw:layer="layout" svg:width="0.97cm" svg:height="0.52cm" svg:x="2.523cm" svg:y="4.432cm">
          <text:p text:style-name="P14"><text:span text:style-name="T7">1</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9cm" svg:x="1.556cm" svg:y="4.423cm">
          <text:p text:style-name="P6"><text:span text:style-name="T8">0</text:span></text:p>
          <draw:enhanced-geometry svg:viewBox="0 0 21600 21600" draw:mirror-horizontal="false" draw:mirror-vertical="false" draw:type="rectangle" draw:enhanced-path="M 0 0 L 21600 0 21600 21600 0 21600 0 0 Z N"/>
        </draw:custom-shape>
        <draw:frame draw:style-name="gr209" draw:text-style-name="P3" draw:layer="layout" svg:width="3.36cm" svg:height="0.962cm" svg:x="1.061cm" svg:y="1cm">
          <draw:text-box>
            <text:p>Heap Sort</text:p>
          </draw:text-box>
        </draw:frame>
        <draw:frame draw:style-name="gr24" draw:text-style-name="P9" draw:layer="layout" svg:width="17.706cm" svg:height="1.917cm" svg:x="1.074cm" svg:y="1.952cm">
          <draw:text-box>
            <text:p><text:span text:style-name="T2">- Utilizes a binary heap data structure</text:span></text:p>
            <text:p><text:span text:style-name="T2">- Builds a max heap from the input data and then repeatedly extracts the max</text:span></text:p>
            <text:p><text:span text:style-name="T2"><text:s text:c="2"/></text:span><text:span text:style-name="T2">Element from the heap and add to the end of the data.</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textarea-vertical-align="bottom"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7T20:39:44.987412900</meta:creation-date>
    <meta:generator>LibreOffice/24.2.5.2$Linux_X86_64 LibreOffice_project/420$Build-2</meta:generator>
    <dc:date>2024-08-19T20:55:33.356746037</dc:date>
    <meta:editing-duration>PT4H53M11S</meta:editing-duration>
    <meta:editing-cycles>17</meta:editing-cycles>
    <meta:document-statistic meta:object-count="526"/>
  </office:meta>
</office:document-meta>
</file>